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1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draw:fill="solid" draw:fill-color="#99ccff" draw:opacity="100%" draw:stroke="solid" svg:stroke-width="0.02778in" svg:stroke-color="#000000" svg:stroke-opacity="100%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draw:fill="solid" draw:fill-color="#99ccff" draw:opacity="100%" draw:stroke="solid" svg:stroke-width="0.02778in" svg:stroke-color="#000000" svg:stroke-opacity="100%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NewRomanPS-ItalicMT" style:font-family-complex="TimesNewRomanPS-ItalicMT" style:font-family-generic="swiss" style:font-family-generic-asian="script" style:font-family-generic-complex="script" style:font-pitch="variable" style:font-pitch-asian="variable" style:font-pitch-complex="variable" fo:font-size="0.33333in" style:font-size-asian="0.33333in" style:font-size-complex="0.33333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NewRomanPSMT" style:font-family-complex="TimesNewRomanPSMT" style:font-family-generic="swiss" style:font-family-generic-asian="roman" style:font-family-generic-complex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8">
      <style:graphic-properties draw:fill="solid" draw:fill-color="#99ccff" draw:opacity="100%" draw:stroke="solid" svg:stroke-width="0.02778in" svg:stroke-color="#000000" svg:stroke-opacity="100%"/>
    </style:style>
    <style:style style:family="graphic" style:name="a10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8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draw:fill="solid" draw:fill-color="#99ccff" draw:opacity="100%" draw:stroke="solid" svg:stroke-width="0.02778in" svg:stroke-color="#000000" svg:stroke-opacity="100%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8">
      <style:graphic-properties draw:fill="solid" draw:fill-color="#99ccff" draw:opacity="100%" draw:stroke="solid" svg:stroke-width="0.02778in" svg:stroke-color="#000000" svg:stroke-opacity="100%"/>
    </style:style>
    <style:style style:family="drawing-page" style:name="a8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solid" draw:fill-color="#99ccff" draw:opacity="100%" draw:stroke="solid" svg:stroke-width="0.02778in" svg:stroke-color="#000000" svg:stroke-opacity="100%"/>
    </style:style>
    <style:style style:family="graphic" style:name="a16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68">
      <style:graphic-properties draw:fill="solid" draw:fill-color="#99ccff" draw:opacity="100%" draw:stroke="solid" svg:stroke-width="0.02778in" svg:stroke-color="#000000" svg:stroke-opacity="100%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draw:fill="solid" draw:fill-color="#99ccff" draw:opacity="100%" draw:stroke="solid" svg:stroke-width="0.02778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92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99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" style:font-family-complex="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Utopia-Regular" style:font-family-complex="Utopia-Regular" style:font-family-generic="swiss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6111in" style:font-size-asian="0.36111in" style:font-size-complex="0.36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Sans-Demi" style:font-family-complex="LucidaSans-Dem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Sans-Demi" style:font-family-complex="LucidaSans-Dem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Sans-Demi" style:font-family-complex="LucidaSans-Dem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Sans-Demi" style:font-family-complex="LucidaSans-Dem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10 Pitch" style:font-family-asian="Arial Unicode MS" style:font-family-complex="Tahoma" style:font-family-generic="roman" style:font-pitch="fixed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urier" style:font-family-complex="Courier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7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5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1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34" draw:master-page-name="Master1-Layout7-blank-Üres" presentation:presentation-page-layout-name="Master1-PPL7" draw:id="Slide-256">
        <draw:frame draw:id="id73" draw:style-name="a539" draw:name="Szövegdoboz 1" svg:x="0.7874in" svg:y="0.74134in" svg:width="9.44882in" svg:height="1.22126in">
          <draw:text-box>
            <text:p text:style-name="a536" text:class-names="" text:cond-style-name=""><text:span text:style-name="a535" text:class-names=""><text:s text:c="17"/>Script nyelvek előadás</text:span></text:p>
            <text:p text:style-name="a538" text:class-names="" text:cond-style-name=""><text:span text:style-name="a537" text:class-names="">(IP-08cSCNYE, IP-cSCNYE, mm1n1sn4e, IK-fszrwSZNYEG)</text:span></text:p>
          </draw:text-box>
          <svg:title/>
          <svg:desc/>
        </draw:frame>
        <draw:frame draw:id="id74" draw:style-name="a550" draw:name="Szövegdoboz 2" svg:x="1.10236in" svg:y="2.52008in" svg:width="5.62598in" svg:height="2.97205in">
          <draw:text-box>
            <text:p text:style-name="a541" text:class-names="" text:cond-style-name=""><text:span text:style-name="a540" text:class-names="">Tejfel Máté</text:span></text:p>
            <text:p text:style-name="a543" text:class-names="" text:cond-style-name=""><text:span text:style-name="a542" text:class-names=""><text:s text:c="4"/>Déli épület, 2.606</text:span></text:p>
            <text:p text:style-name="a545" text:class-names="" text:cond-style-name=""><text:span text:style-name="a544" text:class-names=""><text:s text:c="4"/>matej@elte.hu</text:span></text:p>
            <text:p text:style-name="a547" text:class-names="" text:cond-style-name=""><text:span text:style-name="a546" text:class-names=""><text:s text:c="4"/>http://matej.web.elte.hu</text:span></text:p>
            <text:p text:style-name="a549" text:class-names="" text:cond-style-name=""><text:span text:style-name="a548" text:class-names="">számonkérés: beadandó programok</text:span></text:p>
          </draw:text-box>
          <svg:title/>
          <svg:desc/>
        </draw:frame>
        <draw:frame draw:id="id75" draw:style-name="a560" draw:name="Szövegdoboz 3" svg:x="3.29908in" svg:y="5.77049in" svg:width="6.47141in" svg:height="1.00977in">
          <draw:text-box>
            <text:p text:style-name="a554" text:class-names="" text:cond-style-name=""><text:span text:style-name="a551" text:class-names="">5db,<text:s text:c="1"/></text:span><text:span text:style-name="a552" text:class-names="">max</text:span><text:span text:style-name="a553" text:class-names=""><text:s text:c="1"/>7 pont</text:span></text:p>
            <text:p text:style-name="a556" text:class-names="" text:cond-style-name=""><text:span text:style-name="a555" text:class-names="">Határidő honlapon</text:span></text:p>
            <text:p text:style-name="a559" text:class-names="" text:cond-style-name=""><text:span text:style-name="a557" text:class-names="">1. egy hónap múlva</text:span><text:span text:style-name="a558" text:class-names=""/></text:p>
          </draw:text-box>
          <svg:title/>
          <svg:desc/>
        </draw:frame>
        <presentation:notes draw:style-name="a566">
          <draw:frame draw:id="id76" draw:style-name="a563" draw:name="Dia számának helye 6" svg:x="4.67953in" svg:y="11.10827in" svg:width="3.5878in" svg:height="0.58425in">
            <draw:text-box>
              <text:p text:style-name="a562" text:class-names="" text:cond-style-name=""><text:span text:style-name="a56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64" draw:name="Diakép helye 1">
            <svg:title/>
            <svg:desc/>
          </draw:page-thumbnail>
          <draw:frame draw:id="id78" presentation:style-name="a565" draw:name="Jegyzetek helye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567" draw:master-page-name="Master1-Layout7-blank-Üres" presentation:presentation-page-layout-name="Master1-PPL7" draw:id="Slide-257">
        <draw:frame draw:id="id79" draw:style-name="a570" draw:name="Szövegdoboz 1" svg:x="3.59134in" svg:y="0.75906in" svg:width="3.34646in" svg:height="0.65866in">
          <draw:text-box>
            <text:p text:style-name="a569" text:class-names="" text:cond-style-name=""><text:span text:style-name="a568" text:class-names="">Script nyelvek</text:span></text:p>
          </draw:text-box>
          <svg:title/>
          <svg:desc/>
        </draw:frame>
        <draw:frame draw:id="id80" draw:style-name="a597" draw:name="Szövegdoboz 2" svg:x="1.9685in" svg:y="2.16535in" svg:width="6.88976in" svg:height="4.7563in">
          <draw:text-box>
            <text:list text:style-name="a574">
              <text:list-item>
                <text:p text:style-name="a573" text:class-names="" text:cond-style-name=""><text:span text:style-name="a571" text:class-names=""><text:s text:c="1"/></text:span><text:span text:style-name="a572" text:class-names="">értelmezett (interpretált) <text:s text:c="2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dinamikus típusrendszer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gyors alkalmazásfejlesztés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ordozhatóság</text:span></text:p>
              </text:list-item>
            </text:list>
            <text:list text:style-name="a589">
              <text:list-item>
                <text:p text:style-name="a588" text:class-names="" text:cond-style-name=""><text:span text:style-name="a584" text:class-names=""><text:s text:c="1"/></text:span><text:span text:style-name="a585" text:class-names="">rövidebb és érthet</text:span><text:span text:style-name="a586" text:class-names="">őbb</text:span><text:span text:style-name="a587" text:class-names=""><text:s text:c="1"/>kód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kevesebb ellenőrzés,</text:span></text:p>
              </text:list-item>
            </text:list>
            <text:p text:style-name="a594" text:class-names="" text:cond-style-name=""><text:span text:style-name="a593" text:class-names=""><text:s text:c="4"/>programozó felelőssége nagyobb</text:span></text:p>
            <text:p text:style-name="a596" text:class-names="" text:cond-style-name=""><text:span text:style-name="a595" text:class-names=""><text:s text:c="2"/></text:span></text:p>
          </draw:text-box>
          <svg:title/>
          <svg:desc/>
        </draw:frame>
        <draw:frame draw:id="id81" draw:style-name="a613" draw:name="Szövegdoboz 3" svg:x="6.81727in" svg:y="2.16535in" svg:width="6.44502in" svg:height="1.61563in">
          <draw:text-box>
            <text:list text:style-name="a600">
              <text:list-item>
                <text:p text:style-name="a599" text:class-names="" text:cond-style-name=""><text:span text:style-name="a598" text:class-names="">Nincs fordító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Gyorsan lehet prototípust összedobni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Nincs hibaüzenet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Sok elhanyagolható dolog (pl. változó deklarálás nem kell)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Hiba nehezen javítható (nehéz rájönni)</text:span></text:p>
              </text:list-item>
            </text:list>
          </draw:text-box>
          <svg:title/>
          <svg:desc/>
        </draw:frame>
        <presentation:notes draw:style-name="a619">
          <draw:frame draw:id="id82" draw:style-name="a616" draw:name="Dia számának helye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3" presentation:style-name="a617" draw:name="Diakép helye 1">
            <svg:title/>
            <svg:desc/>
          </draw:page-thumbnail>
          <draw:frame draw:id="id84" presentation:style-name="a618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3" draw:style-name="a620" draw:master-page-name="Master1-Layout7-blank-Üres" presentation:presentation-page-layout-name="Master1-PPL7" draw:id="Slide-258">
        <draw:frame draw:id="id85" draw:style-name="a623" draw:name="Szövegdoboz 1" svg:x="4.45748in" svg:y="0.70866in" svg:width="1.84173in" svg:height="0.65866in">
          <draw:text-box>
            <text:p text:style-name="a622" text:class-names="" text:cond-style-name=""><text:span text:style-name="a621" text:class-names="">Python</text:span></text:p>
          </draw:text-box>
          <svg:title/>
          <svg:desc/>
        </draw:frame>
        <draw:frame draw:id="id86" draw:style-name="a653" draw:name="Szövegdoboz 2" svg:x="1.73228in" svg:y="1.81102in" svg:width="8.97638in" svg:height="4.45709in">
          <draw:text-box>
            <text:list text:style-name="a627">
              <text:list-item>
                <text:p text:style-name="a626" text:class-names="" text:cond-style-name=""><text:span text:style-name="a624" text:class-names=""><text:s text:c="1"/></text:span><text:span text:style-name="a625" text:class-names="">Guido van Rossum tervezte</text:span></text:p>
              </text:list-item>
            </text:list>
            <text:list text:style-name="a631">
              <text:list-item>
                <text:p text:style-name="a630" text:class-names="" text:cond-style-name=""><text:span text:style-name="a628" text:class-names=""><text:s text:c="1"/></text:span><text:span text:style-name="a629" text:class-names="">Monthy Python's Flying Circus</text:span></text:p>
              </text:list-item>
            </text:list>
            <text:list text:style-name="a638">
              <text:list-item>
                <text:p text:style-name="a637" text:class-names="" text:cond-style-name=""><text:span text:style-name="a632" text:class-names=""><text:s text:c="1"/></text:span><text:span text:style-name="a633" text:class-names="">Ős:<text:s text:c="1"/></text:span><text:span text:style-name="a634" text:class-names="">Amoeba<text:s text:c="1"/></text:span><text:span text:style-name="a635" text:class-names="">(1990) operácós<text:s text:c="1"/></text:span><text:span text:style-name="a636" text:class-names="">rendszer scriptnyelve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Objektumorientált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Egyszerű szintaxis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Margó szabály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ordozhatóság</text:span></text:p>
              </text:list-item>
            </text:list>
            <text:p text:style-name="a652" text:class-names="" text:cond-style-name=""><text:span text:style-name="a651" text:class-names=""><text:s text:c="2"/></text:span></text:p>
          </draw:text-box>
          <svg:title/>
          <svg:desc/>
        </draw:frame>
        <draw:frame draw:id="id87" draw:style-name="a656" draw:name="Szövegdoboz 3" svg:x="4.96721in" svg:y="3.62295in" svg:width="3.31148in" svg:height="0.40391in">
          <draw:text-box>
            <text:p text:style-name="a655" text:class-names="" text:cond-style-name=""><text:span text:style-name="a654" text:class-names="">Funkcionálisan is lehet</text:span></text:p>
          </draw:text-box>
          <svg:title/>
          <svg:desc/>
        </draw:frame>
        <draw:frame draw:id="id88" draw:style-name="a661" draw:name="Szövegdoboz 4" svg:x="4.45748in" svg:y="4.84717in" svg:width="7.70646in" svg:height="0.70684in">
          <draw:text-box>
            <text:p text:style-name="a658" text:class-names="" text:cond-style-name=""><text:span text:style-name="a657" text:class-names="">Blokk nem {}-ben, hanem h mennyivel beljebb kezdjük (áttekinthetőbb)</text:span></text:p>
            <text:p text:style-name="a660" text:class-names="" text:cond-style-name=""><text:span text:style-name="a659" text:class-names="">Tab és space más!</text:span></text:p>
          </draw:text-box>
          <svg:title/>
          <svg:desc/>
        </draw:frame>
        <presentation:notes draw:style-name="a667">
          <draw:frame draw:id="id89" draw:style-name="a664" draw:name="Dia számának helye 6" svg:x="4.67953in" svg:y="11.10827in" svg:width="3.5878in" svg:height="0.58425in">
            <draw:text-box>
              <text:p text:style-name="a663" text:class-names="" text:cond-style-name=""><text:span text:style-name="a66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0" presentation:style-name="a665" draw:name="Diakép helye 1">
            <svg:title/>
            <svg:desc/>
          </draw:page-thumbnail>
          <draw:frame draw:id="id91" presentation:style-name="a666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4" draw:style-name="a668" draw:master-page-name="Master1-Layout7-blank-Üres" presentation:presentation-page-layout-name="Master1-PPL7" draw:id="Slide-259">
        <draw:frame draw:id="id92" draw:style-name="a671" draw:name="Szövegdoboz 1" svg:x="4.45748in" svg:y="0.70866in" svg:width="1.84173in" svg:height="0.65866in">
          <draw:text-box>
            <text:p text:style-name="a670" text:class-names="" text:cond-style-name=""><text:span text:style-name="a669" text:class-names="">Python</text:span></text:p>
          </draw:text-box>
          <svg:title/>
          <svg:desc/>
        </draw:frame>
        <draw:frame draw:id="id93" draw:style-name="a684" draw:name="Szövegdoboz 2" svg:x="1.73228in" svg:y="1.81102in" svg:width="8.97638in" svg:height="2.76929in">
          <draw:text-box>
            <text:list text:style-name="a674">
              <text:list-item>
                <text:p text:style-name="a673" text:class-names="" text:cond-style-name=""><text:span text:style-name="a672" text:class-names=""><text:s text:c="1"/>Két „főág” <text:s text:c="2"/></text:span></text:p>
              </text:list-item>
            </text:list>
            <text:p text:style-name="a676" text:class-names="" text:cond-style-name=""><text:span text:style-name="a675" text:class-names=""><text:s text:c="12"/>Python 2.x <text:s text:c="4"/>&lt;---&gt; <text:s text:c="2"/>Python 3.x</text:span></text:p>
            <text:p text:style-name="a678" text:class-names="" text:cond-style-name=""><text:span text:style-name="a677" text:class-names=""/></text:p>
            <text:list text:style-name="a681">
              <text:list-item>
                <text:p text:style-name="a680" text:class-names="" text:cond-style-name=""><text:span text:style-name="a679" text:class-names=""><text:s text:c="1"/>Előadáson elsősorban Python 2.7 <text:s text:c="1"/></text:span></text:p>
              </text:list-item>
            </text:list>
            <text:p text:style-name="a683" text:class-names="" text:cond-style-name=""><text:span text:style-name="a682" text:class-names=""><text:s text:c="2"/></text:span></text:p>
          </draw:text-box>
          <svg:title/>
          <svg:desc/>
        </draw:frame>
        <draw:frame draw:id="id94" draw:style-name="a687" draw:name="Szövegdoboz 3" svg:x="1.52459in" svg:y="2.95082in" svg:width="2.93289in" svg:height="0.40391in">
          <draw:text-box>
            <text:p text:style-name="a686" text:class-names="" text:cond-style-name=""><text:span text:style-name="a685" text:class-names="">3-as fordító nem eszi meg</text:span></text:p>
          </draw:text-box>
          <svg:title/>
          <svg:desc/>
        </draw:frame>
        <presentation:notes draw:style-name="a693">
          <draw:frame draw:id="id95" draw:style-name="a690" draw:name="Dia számának helye 6" svg:x="4.67953in" svg:y="11.10827in" svg:width="3.5878in" svg:height="0.58425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6" presentation:style-name="a691" draw:name="Diakép helye 1">
            <svg:title/>
            <svg:desc/>
          </draw:page-thumbnail>
          <draw:frame draw:id="id97" presentation:style-name="a692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5" draw:style-name="a694" draw:master-page-name="Master1-Layout7-blank-Üres" presentation:presentation-page-layout-name="Master1-PPL7" draw:id="Slide-260">
        <draw:frame draw:id="id98" draw:style-name="a697" draw:name="Szövegdoboz 1" svg:x="4.45748in" svg:y="0.70866in" svg:width="2.43228in" svg:height="0.65866in">
          <draw:text-box>
            <text:p text:style-name="a696" text:class-names="" text:cond-style-name=""><text:span text:style-name="a695" text:class-names="">Futtatás</text:span></text:p>
          </draw:text-box>
          <svg:title/>
          <svg:desc/>
        </draw:frame>
        <draw:frame draw:id="id99" draw:style-name="a718" draw:name="Szövegdoboz 2" svg:x="0.59055in" svg:y="2.75591in" svg:width="9.98268in" svg:height="3.38031in">
          <draw:text-box>
            <text:p text:style-name="a700" text:class-names="" text:cond-style-name=""><text:span text:style-name="a698" text:class-names="">matej@matej-laptop:~$<text:s text:c="1"/></text:span><text:span text:style-name="a699" text:class-names="">python</text:span></text:p>
            <text:p text:style-name="a702" text:class-names="" text:cond-style-name=""><text:span text:style-name="a701" text:class-names="">Python 2.7.2 (default, Feb 13 2012, 13:50:28)</text:span></text:p>
            <text:p text:style-name="a704" text:class-names="" text:cond-style-name=""><text:span text:style-name="a703" text:class-names="">[GCC 4.4.5] on linux2</text:span></text:p>
            <text:p text:style-name="a706" text:class-names="" text:cond-style-name=""><text:span text:style-name="a705" text:class-names="">Type "help", "copyright", "credits" or "license" for more information.</text:span></text:p>
            <text:p text:style-name="a709" text:class-names="" text:cond-style-name=""><text:span text:style-name="a707" text:class-names="">&gt;&gt;&gt;<text:s text:c="1"/></text:span><text:span text:style-name="a708" text:class-names="">print "Hello!"</text:span></text:p>
            <text:p text:style-name="a711" text:class-names="" text:cond-style-name=""><text:span text:style-name="a710" text:class-names="">Hello!</text:span></text:p>
            <text:p text:style-name="a713" text:class-names="" text:cond-style-name=""><text:span text:style-name="a712" text:class-names="">&gt;&gt;&gt;</text:span></text:p>
            <text:p text:style-name="a715" text:class-names="" text:cond-style-name=""><text:span text:style-name="a714" text:class-names=""/></text:p>
            <text:p text:style-name="a717" text:class-names="" text:cond-style-name=""><text:span text:style-name="a716" text:class-names=""><text:s text:c="2"/></text:span></text:p>
          </draw:text-box>
          <svg:title/>
          <svg:desc/>
        </draw:frame>
        <draw:frame draw:id="id100" draw:style-name="a721" draw:name="Szövegdoboz 3" svg:x="1.53543in" svg:y="1.73228in" svg:width="2.23425in" svg:height="0.53386in">
          <draw:text-box>
            <text:p text:style-name="a720" text:class-names="" text:cond-style-name=""><text:span text:style-name="a719" text:class-names="">Interaktívan</text:span></text:p>
          </draw:text-box>
          <svg:title/>
          <svg:desc/>
        </draw:frame>
        <draw:frame draw:id="id101" draw:style-name="a724" draw:name="Szövegdoboz 4" svg:x="0.72131in" svg:y="6in" svg:width="5in" svg:height="0.40391in">
          <draw:text-box>
            <text:p text:style-name="a723" text:class-names="" text:cond-style-name=""><text:span text:style-name="a722" text:class-names="">Kilépés: Ctrl + D</text:span></text:p>
          </draw:text-box>
          <svg:title/>
          <svg:desc/>
        </draw:frame>
        <presentation:notes draw:style-name="a730">
          <draw:frame draw:id="id102" draw:style-name="a727" draw:name="Dia számának helye 6" svg:x="4.67953in" svg:y="11.10827in" svg:width="3.5878in" svg:height="0.58425in">
            <draw:text-box>
              <text:p text:style-name="a726" text:class-names="" text:cond-style-name=""><text:span text:style-name="a72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3" presentation:style-name="a728" draw:name="Diakép helye 1">
            <svg:title/>
            <svg:desc/>
          </draw:page-thumbnail>
          <draw:frame draw:id="id104" presentation:style-name="a729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6" draw:style-name="a731" draw:master-page-name="Master1-Layout7-blank-Üres" presentation:presentation-page-layout-name="Master1-PPL7" draw:id="Slide-261">
        <draw:frame draw:id="id105" draw:style-name="a734" draw:name="Szövegdoboz 1" svg:x="4.45748in" svg:y="0.70866in" svg:width="2.43228in" svg:height="0.65866in">
          <draw:text-box>
            <text:p text:style-name="a733" text:class-names="" text:cond-style-name=""><text:span text:style-name="a732" text:class-names="">Futtatás</text:span></text:p>
          </draw:text-box>
          <svg:title/>
          <svg:desc/>
        </draw:frame>
        <draw:frame draw:id="id106" draw:style-name="a752" draw:name="Szövegdoboz 2" svg:x="1.37795in" svg:y="2.75591in" svg:width="6.99252in" svg:height="3.00512in">
          <draw:text-box>
            <text:p text:style-name="a736" text:class-names="" text:cond-style-name=""><text:span text:style-name="a735" text:class-names="">hello.py</text:span></text:p>
            <text:p text:style-name="a738" text:class-names="" text:cond-style-name=""><text:span text:style-name="a737" text:class-names=""/></text:p>
            <text:p text:style-name="a740" text:class-names="" text:cond-style-name=""><text:span text:style-name="a739" text:class-names=""><text:s text:c="9"/>print "Hello!"</text:span></text:p>
            <text:p text:style-name="a742" text:class-names="" text:cond-style-name=""><text:span text:style-name="a741" text:class-names=""/></text:p>
            <text:p text:style-name="a744" text:class-names="" text:cond-style-name=""><text:span text:style-name="a743" text:class-names=""/></text:p>
            <text:p text:style-name="a747" text:class-names="" text:cond-style-name=""><text:span text:style-name="a745" text:class-names="">matej@matej-laptop:~/scny$<text:s text:c="1"/></text:span><text:span text:style-name="a746" text:class-names="">python hello.py</text:span></text:p>
            <text:p text:style-name="a749" text:class-names="" text:cond-style-name=""><text:span text:style-name="a748" text:class-names="">Hello!</text:span></text:p>
            <text:p text:style-name="a751" text:class-names="" text:cond-style-name=""><text:span text:style-name="a750" text:class-names=""><text:s text:c="2"/></text:span></text:p>
          </draw:text-box>
          <svg:title/>
          <svg:desc/>
        </draw:frame>
        <draw:frame draw:id="id107" draw:style-name="a755" draw:name="Szövegdoboz 3" svg:x="0.77598in" svg:y="3.01457in" svg:width="0.19764in" svg:height="0.47047in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8" draw:style-name="a758" draw:name="Szövegdoboz 4" svg:x="1.92913in" svg:y="1.73228in" svg:width="2.49449in" svg:height="0.53386in">
          <draw:text-box>
            <text:p text:style-name="a757" text:class-names="" text:cond-style-name=""><text:span text:style-name="a756" text:class-names="">Interpretáltan</text:span></text:p>
          </draw:text-box>
          <svg:title/>
          <svg:desc/>
        </draw:frame>
        <draw:frame draw:id="id109" draw:style-name="a761" draw:name="Szövegdoboz 5" svg:x="5.09836in" svg:y="2.01639in" svg:width="4.67213in" svg:height="0.40391in">
          <draw:text-box>
            <text:p text:style-name="a760" text:class-names="" text:cond-style-name=""><text:span text:style-name="a759" text:class-names="">Interpreternek átadjuk</text:span></text:p>
          </draw:text-box>
          <svg:title/>
          <svg:desc/>
        </draw:frame>
        <presentation:notes draw:style-name="a767">
          <draw:frame draw:id="id110" draw:style-name="a764" draw:name="Dia számának helye 6" svg:x="4.67953in" svg:y="11.10827in" svg:width="3.5878in" svg:height="0.58425in">
            <draw:text-box>
              <text:p text:style-name="a763" text:class-names="" text:cond-style-name=""><text:span text:style-name="a76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1" presentation:style-name="a765" draw:name="Diakép helye 1">
            <svg:title/>
            <svg:desc/>
          </draw:page-thumbnail>
          <draw:frame draw:id="id112" presentation:style-name="a766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7" draw:style-name="a768" draw:master-page-name="Master1-Layout7-blank-Üres" presentation:presentation-page-layout-name="Master1-PPL7" draw:id="Slide-262">
        <draw:frame draw:id="id113" draw:style-name="a771" draw:name="Szövegdoboz 1" svg:x="4.45748in" svg:y="0.70866in" svg:width="2.43228in" svg:height="0.65866in">
          <draw:text-box>
            <text:p text:style-name="a770" text:class-names="" text:cond-style-name=""><text:span text:style-name="a769" text:class-names="">Futtatás</text:span></text:p>
          </draw:text-box>
          <svg:title/>
          <svg:desc/>
        </draw:frame>
        <draw:frame draw:id="id114" draw:style-name="a789" draw:name="Szövegdoboz 2" svg:x="0.59055in" svg:y="2.75591in" svg:width="9.42087in" svg:height="3.18976in">
          <draw:text-box>
            <text:p text:style-name="a773" text:class-names="" text:cond-style-name=""><text:span text:style-name="a772" text:class-names="">hello_arg.py</text:span></text:p>
            <text:p text:style-name="a775" text:class-names="" text:cond-style-name=""><text:span text:style-name="a774" text:class-names=""/></text:p>
            <text:p text:style-name="a777" text:class-names="" text:cond-style-name=""><text:span text:style-name="a776" text:class-names=""><text:s text:c="9"/></text:span></text:p>
            <text:p text:style-name="a779" text:class-names="" text:cond-style-name=""><text:span text:style-name="a778" text:class-names=""/></text:p>
            <text:p text:style-name="a782" text:class-names="" text:cond-style-name=""><text:span text:style-name="a780" text:class-names="">matej@matej-laptop:~/scny$<text:s text:c="1"/></text:span><text:span text:style-name="a781" text:class-names="">python hello_arg.py "Hallgató"</text:span></text:p>
            <text:p text:style-name="a784" text:class-names="" text:cond-style-name=""><text:span text:style-name="a783" text:class-names="">Hello Hallgató!</text:span></text:p>
            <text:p text:style-name="a786" text:class-names="" text:cond-style-name=""><text:span text:style-name="a785" text:class-names=""><text:s text:c="1"/></text:span></text:p>
            <text:p text:style-name="a788" text:class-names="" text:cond-style-name=""><text:span text:style-name="a787" text:class-names=""><text:s text:c="2"/></text:span></text:p>
          </draw:text-box>
          <svg:title/>
          <svg:desc/>
        </draw:frame>
        <draw:frame draw:id="id115" draw:style-name="a792" draw:name="Szövegdoboz 3" svg:x="0.77598in" svg:y="3.01457in" svg:width="0.19764in" svg:height="0.47047in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16" draw:style-name="a795" draw:name="Szövegdoboz 4" svg:x="1.53543in" svg:y="1.73228in" svg:width="3.18425in" svg:height="0.53386in">
          <draw:text-box>
            <text:p text:style-name="a794" text:class-names="" text:cond-style-name=""><text:span text:style-name="a793" text:class-names="">Paraméterátadás</text:span></text:p>
          </draw:text-box>
          <svg:title/>
          <svg:desc/>
        </draw:frame>
        <draw:frame draw:id="id117" draw:style-name="a800" draw:name="Szövegdoboz 5" svg:x="1.15in" svg:y="3.27795in" svg:width="7.51142in" svg:height="0.84921in">
          <draw:text-box>
            <text:p text:style-name="a797" text:class-names="" text:cond-style-name=""><text:span text:style-name="a796" text:class-names="">import sys</text:span></text:p>
            <text:p text:style-name="a799" text:class-names="" text:cond-style-name=""><text:span text:style-name="a798" text:class-names="">print "Hello", sys.argv[1] + "!"</text:span></text:p>
          </draw:text-box>
          <svg:title/>
          <svg:desc/>
        </draw:frame>
        <draw:frame draw:id="id118" draw:style-name="a807" draw:name="Szövegdoboz 6" svg:x="0.66929in" svg:y="6.10236in" svg:width="4.94606in" svg:height="1.22441in">
          <draw:text-box>
            <text:p text:style-name="a802" text:class-names="" text:cond-style-name=""><text:span text:style-name="a801" text:class-names="">sys.argv[0] <text:s text:c="5"/>forrásfájl neve</text:span></text:p>
            <text:p text:style-name="a804" text:class-names="" text:cond-style-name=""><text:span text:style-name="a803" text:class-names="">sys.argv[1] <text:s text:c="5"/>első argumentum</text:span></text:p>
            <text:p text:style-name="a806" text:class-names="" text:cond-style-name=""><text:span text:style-name="a805" text:class-names="">… <text:s text:c="19"/>…</text:span></text:p>
          </draw:text-box>
          <svg:title/>
          <svg:desc/>
        </draw:frame>
        <draw:frame draw:id="id119" draw:style-name="a810" draw:name="Szövegdoboz 7" svg:x="3in" svg:y="3.14754in" svg:width="3.57377in" svg:height="0.40391in">
          <draw:text-box>
            <text:p text:style-name="a809" text:class-names="" text:cond-style-name=""><text:span text:style-name="a808" text:class-names="">Sys modul importálása</text:span></text:p>
          </draw:text-box>
          <svg:title/>
          <svg:desc/>
        </draw:frame>
        <presentation:notes draw:style-name="a816">
          <draw:frame draw:id="id120" draw:style-name="a813" draw:name="Dia számának helye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1" presentation:style-name="a814" draw:name="Diakép helye 1">
            <svg:title/>
            <svg:desc/>
          </draw:page-thumbnail>
          <draw:frame draw:id="id122" presentation:style-name="a815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8" draw:style-name="a817" draw:master-page-name="Master1-Layout7-blank-Üres" presentation:presentation-page-layout-name="Master1-PPL7" draw:id="Slide-263">
        <draw:frame draw:id="id123" draw:style-name="a820" draw:name="Szövegdoboz 1" svg:x="3.5126in" svg:y="0.70866in" svg:width="3.92835in" svg:height="0.65866in">
          <draw:text-box>
            <text:p text:style-name="a819" text:class-names="" text:cond-style-name=""><text:span text:style-name="a818" text:class-names="">Megjegyzések</text:span></text:p>
          </draw:text-box>
          <svg:title/>
          <svg:desc/>
        </draw:frame>
        <draw:frame draw:id="id124" draw:style-name="a840" draw:name="Szövegdoboz 2" svg:x="1.1811in" svg:y="2.55906in" svg:width="6.99252in" svg:height="3.38031in">
          <draw:text-box>
            <text:p text:style-name="a822" text:class-names="" text:cond-style-name=""><text:span text:style-name="a821" text:class-names="">hello.py</text:span></text:p>
            <text:p text:style-name="a824" text:class-names="" text:cond-style-name=""><text:span text:style-name="a823" text:class-names=""/></text:p>
            <text:p text:style-name="a826" text:class-names="" text:cond-style-name=""><text:span text:style-name="a825" text:class-names=""><text:s text:c="8"/># Ez a sor megjegyzes.</text:span></text:p>
            <text:p text:style-name="a828" text:class-names="" text:cond-style-name=""><text:span text:style-name="a827" text:class-names=""><text:s text:c="8"/>print "Hello!" # Innen kezdve ez is...</text:span></text:p>
            <text:p text:style-name="a830" text:class-names="" text:cond-style-name=""><text:span text:style-name="a829" text:class-names=""/></text:p>
            <text:p text:style-name="a832" text:class-names="" text:cond-style-name=""><text:span text:style-name="a831" text:class-names=""/></text:p>
            <text:p text:style-name="a835" text:class-names="" text:cond-style-name=""><text:span text:style-name="a833" text:class-names="">matej@matej-laptop:~/scny$<text:s text:c="1"/></text:span><text:span text:style-name="a834" text:class-names="">python hello.py</text:span></text:p>
            <text:p text:style-name="a837" text:class-names="" text:cond-style-name=""><text:span text:style-name="a836" text:class-names="">Hello!</text:span></text:p>
            <text:p text:style-name="a839" text:class-names="" text:cond-style-name=""><text:span text:style-name="a838" text:class-names=""><text:s text:c="2"/></text:span></text:p>
          </draw:text-box>
          <svg:title/>
          <svg:desc/>
        </draw:frame>
        <presentation:notes draw:style-name="a846">
          <draw:frame draw:id="id125" draw:style-name="a843" draw:name="Dia számának helye 6" svg:x="4.67953in" svg:y="11.10827in" svg:width="3.5878in" svg:height="0.58425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6" presentation:style-name="a844" draw:name="Diakép helye 1">
            <svg:title/>
            <svg:desc/>
          </draw:page-thumbnail>
          <draw:frame draw:id="id127" presentation:style-name="a845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9" draw:style-name="a847" draw:master-page-name="Master1-Layout7-blank-Üres" presentation:presentation-page-layout-name="Master1-PPL7" draw:id="Slide-264">
        <draw:frame draw:id="id128" draw:style-name="a850" draw:name="Szövegdoboz 1" svg:x="4.33937in" svg:y="0.70866in" svg:width="2.62913in" svg:height="0.65866in">
          <draw:text-box>
            <text:p text:style-name="a849" text:class-names="" text:cond-style-name=""><text:span text:style-name="a848" text:class-names="">Értékadás</text:span></text:p>
          </draw:text-box>
          <svg:title/>
          <svg:desc/>
        </draw:frame>
        <draw:frame draw:id="id129" draw:style-name="a853" draw:name="Szövegdoboz 2" svg:x="0.98425in" svg:y="1.77165in" svg:width="6.64252in" svg:height="0.47402in">
          <draw:text-box>
            <text:p text:style-name="a852" text:class-names="" text:cond-style-name=""><text:span text:style-name="a851" text:class-names="">Implicit deklaráció, dinamikus típusrendszer</text:span></text:p>
          </draw:text-box>
          <svg:title/>
          <svg:desc/>
        </draw:frame>
        <draw:frame draw:id="id130" draw:style-name="a868" draw:name="Szövegdoboz 3" svg:x="2.00787in" svg:y="2.88898in" svg:width="2.19764in" svg:height="2.7252in">
          <draw:text-box>
            <text:p text:style-name="a855" text:class-names="" text:cond-style-name=""><text:span text:style-name="a854" text:class-names="">&gt;&gt;&gt; x = 1</text:span></text:p>
            <text:p text:style-name="a857" text:class-names="" text:cond-style-name=""><text:span text:style-name="a856" text:class-names="">&gt;&gt;&gt; print x</text:span></text:p>
            <text:p text:style-name="a859" text:class-names="" text:cond-style-name=""><text:span text:style-name="a858" text:class-names="">1</text:span></text:p>
            <text:p text:style-name="a861" text:class-names="" text:cond-style-name=""><text:span text:style-name="a860" text:class-names="">&gt;&gt;&gt; x = "abc"</text:span></text:p>
            <text:p text:style-name="a863" text:class-names="" text:cond-style-name=""><text:span text:style-name="a862" text:class-names="">&gt;&gt;&gt; print x</text:span></text:p>
            <text:p text:style-name="a865" text:class-names="" text:cond-style-name=""><text:span text:style-name="a864" text:class-names="">abc</text:span></text:p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31" draw:style-name="a871" draw:name="Szövegdoboz 4" svg:x="0.98425in" svg:y="2.40984in" svg:width="4.65509in" svg:height="0.40391in">
          <draw:text-box>
            <text:p text:style-name="a870" text:class-names="" text:cond-style-name=""><text:span text:style-name="a869" text:class-names="">Változó típusa az lesz, amit belerakunk</text:span></text:p>
          </draw:text-box>
          <svg:title/>
          <svg:desc/>
        </draw:frame>
        <presentation:notes draw:style-name="a877">
          <draw:frame draw:id="id132" draw:style-name="a874" draw:name="Dia számának helye 6" svg:x="4.67953in" svg:y="11.10827in" svg:width="3.5878in" svg:height="0.58425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33" presentation:style-name="a875" draw:name="Diakép helye 1">
            <svg:title/>
            <svg:desc/>
          </draw:page-thumbnail>
          <draw:frame draw:id="id134" presentation:style-name="a876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0" draw:style-name="a878" draw:master-page-name="Master1-Layout7-blank-Üres" presentation:presentation-page-layout-name="Master1-PPL7" draw:id="Slide-265">
        <draw:frame draw:id="id135" draw:style-name="a881" draw:name="Szövegdoboz 1" svg:x="4.33937in" svg:y="0.70866in" svg:width="2.62913in" svg:height="0.65866in">
          <draw:text-box>
            <text:p text:style-name="a880" text:class-names="" text:cond-style-name=""><text:span text:style-name="a879" text:class-names="">Értékadás</text:span></text:p>
          </draw:text-box>
          <svg:title/>
          <svg:desc/>
        </draw:frame>
        <draw:frame draw:id="id136" draw:style-name="a884" draw:name="Szövegdoboz 2" svg:x="0.98425in" svg:y="1.9685in" svg:width="3.49449in" svg:height="0.47402in">
          <draw:text-box>
            <text:p text:style-name="a883" text:class-names="" text:cond-style-name=""><text:span text:style-name="a882" text:class-names="">Többszörös értékadás</text:span></text:p>
          </draw:text-box>
          <svg:title/>
          <svg:desc/>
        </draw:frame>
        <draw:frame draw:id="id137" draw:style-name="a899" draw:name="Szövegdoboz 3" svg:x="1.37795in" svg:y="2.95276in" svg:width="2.15748in" svg:height="2.7252in">
          <draw:text-box>
            <text:p text:style-name="a886" text:class-names="" text:cond-style-name=""><text:span text:style-name="a885" text:class-names="">&gt;&gt;&gt; x = y = 7</text:span></text:p>
            <text:p text:style-name="a888" text:class-names="" text:cond-style-name=""><text:span text:style-name="a887" text:class-names="">&gt;&gt;&gt; print x</text:span></text:p>
            <text:p text:style-name="a890" text:class-names="" text:cond-style-name=""><text:span text:style-name="a889" text:class-names="">7</text:span></text:p>
            <text:p text:style-name="a892" text:class-names="" text:cond-style-name=""><text:span text:style-name="a891" text:class-names="">&gt;&gt;&gt; print y</text:span></text:p>
            <text:p text:style-name="a894" text:class-names="" text:cond-style-name=""><text:span text:style-name="a893" text:class-names="">7</text:span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38" draw:style-name="a902" draw:name="Szövegdoboz 4" svg:x="6.29921in" svg:y="1.9685in" svg:width="3.21614in" svg:height="0.47402in">
          <draw:text-box>
            <text:p text:style-name="a901" text:class-names="" text:cond-style-name=""><text:span text:style-name="a900" text:class-names="">Szimultán értékadás</text:span></text:p>
          </draw:text-box>
          <svg:title/>
          <svg:desc/>
        </draw:frame>
        <draw:frame draw:id="id139" draw:style-name="a915" draw:name="Szövegdoboz 5" svg:x="6.49606in" svg:y="2.99213in" svg:width="3.01417in" svg:height="2.35in">
          <draw:text-box>
            <text:p text:style-name="a904" text:class-names="" text:cond-style-name=""><text:span text:style-name="a903" text:class-names="">&gt;&gt;&gt; x,y = 10, "abc"</text:span></text:p>
            <text:p text:style-name="a906" text:class-names="" text:cond-style-name=""><text:span text:style-name="a905" text:class-names="">&gt;&gt;&gt; print x</text:span></text:p>
            <text:p text:style-name="a908" text:class-names="" text:cond-style-name=""><text:span text:style-name="a907" text:class-names="">10</text:span></text:p>
            <text:p text:style-name="a910" text:class-names="" text:cond-style-name=""><text:span text:style-name="a909" text:class-names="">&gt;&gt;&gt; print y</text:span></text:p>
            <text:p text:style-name="a912" text:class-names="" text:cond-style-name=""><text:span text:style-name="a911" text:class-names="">abc</text:span></text:p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40" draw:style-name="a918" draw:name="Szövegdoboz 6" svg:x="0.98425in" svg:y="6.04918in" svg:width="5.1305in" svg:height="0.40391in">
          <draw:text-box>
            <text:p text:style-name="a917" text:class-names="" text:cond-style-name=""><text:span text:style-name="a916" text:class-names="">x,y=y,x felcseréli, nem kell 3.</text:span></text:p>
          </draw:text-box>
          <svg:title/>
          <svg:desc/>
        </draw:frame>
        <presentation:notes draw:style-name="a924">
          <draw:frame draw:id="id141" draw:style-name="a921" draw:name="Dia számának helye 6" svg:x="4.67953in" svg:y="11.10827in" svg:width="3.5878in" svg:height="0.58425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42" presentation:style-name="a922" draw:name="Diakép helye 1">
            <svg:title/>
            <svg:desc/>
          </draw:page-thumbnail>
          <draw:frame draw:id="id143" presentation:style-name="a923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1" draw:style-name="a925" draw:master-page-name="Master1-Layout7-blank-Üres" presentation:presentation-page-layout-name="Master1-PPL7" draw:id="Slide-266">
        <draw:frame draw:id="id144" draw:style-name="a928" draw:name="Szövegdoboz 1" svg:x="2.76457in" svg:y="0.59055in" svg:width="5.10945in" svg:height="0.65866in">
          <draw:text-box>
            <text:p text:style-name="a927" text:class-names="" text:cond-style-name=""><text:span text:style-name="a926" text:class-names="">Típusok + műveleteik</text:span></text:p>
          </draw:text-box>
          <svg:title/>
          <svg:desc/>
        </draw:frame>
        <draw:frame draw:id="id145" draw:style-name="a931" draw:name="Szövegdoboz 2" svg:x="0.3937in" svg:y="1.5748in" svg:width="2.36417in" svg:height="0.47402in">
          <draw:text-box>
            <text:p text:style-name="a930" text:class-names="" text:cond-style-name=""><text:span text:style-name="a929" text:class-names="">Egész számok</text:span></text:p>
          </draw:text-box>
          <svg:title/>
          <svg:desc/>
        </draw:frame>
        <draw:frame draw:id="id146" draw:style-name="a960" draw:name="Szövegdoboz 3" svg:x="0.73858in" svg:y="2.45984in" svg:width="1.47598in" svg:height="4.48622in">
          <draw:text-box>
            <text:p text:style-name="a933" text:class-names="" text:cond-style-name=""><text:span text:style-name="a932" text:class-names="">&gt;&gt;&gt; 3+2</text:span></text:p>
            <text:p text:style-name="a935" text:class-names="" text:cond-style-name=""><text:span text:style-name="a934" text:class-names="">5</text:span></text:p>
            <text:p text:style-name="a937" text:class-names="" text:cond-style-name=""><text:span text:style-name="a936" text:class-names="">&gt;&gt;&gt; 5-7</text:span></text:p>
            <text:p text:style-name="a939" text:class-names="" text:cond-style-name=""><text:span text:style-name="a938" text:class-names="">-2</text:span></text:p>
            <text:p text:style-name="a941" text:class-names="" text:cond-style-name=""><text:span text:style-name="a940" text:class-names="">&gt;&gt;&gt; 2*3</text:span></text:p>
            <text:p text:style-name="a943" text:class-names="" text:cond-style-name=""><text:span text:style-name="a942" text:class-names="">6</text:span></text:p>
            <text:p text:style-name="a945" text:class-names="" text:cond-style-name=""><text:span text:style-name="a944" text:class-names="">&gt;&gt;&gt; 10/3</text:span></text:p>
            <text:p text:style-name="a947" text:class-names="" text:cond-style-name=""><text:span text:style-name="a946" text:class-names="">3</text:span></text:p>
            <text:p text:style-name="a949" text:class-names="" text:cond-style-name=""><text:span text:style-name="a948" text:class-names="">&gt;&gt;&gt; 10/-3</text:span></text:p>
            <text:p text:style-name="a951" text:class-names="" text:cond-style-name=""><text:span text:style-name="a950" text:class-names="">-4</text:span></text:p>
            <text:p text:style-name="a953" text:class-names="" text:cond-style-name=""><text:span text:style-name="a952" text:class-names="">&gt;&gt;&gt; 10**3</text:span></text:p>
            <text:p text:style-name="a955" text:class-names="" text:cond-style-name=""><text:span text:style-name="a954" text:class-names="">1000</text:span></text:p>
            <text:p text:style-name="a957" text:class-names="" text:cond-style-name=""><text:span text:style-name="a956" text:class-names="">&gt;&gt;&gt; 14%3</text:span></text:p>
            <text:p text:style-name="a959" text:class-names="" text:cond-style-name=""><text:span text:style-name="a958" text:class-names="">2</text:span></text:p>
          </draw:text-box>
          <svg:title/>
          <svg:desc/>
        </draw:frame>
        <draw:frame draw:id="id147" draw:style-name="a963" draw:name="Szövegdoboz 4" svg:x="3.34449in" svg:y="1.5748in" svg:width="2.24606in" svg:height="0.47402in">
          <draw:text-box>
            <text:p text:style-name="a962" text:class-names="" text:cond-style-name=""><text:span text:style-name="a961" text:class-names="">Valós számok</text:span></text:p>
          </draw:text-box>
          <svg:title/>
          <svg:desc/>
        </draw:frame>
        <draw:frame draw:id="id148" draw:style-name="a990" draw:name="Szövegdoboz 5" svg:x="3.44528in" svg:y="2.59843in" svg:width="2.90945in" svg:height="4.17283in">
          <draw:text-box>
            <text:p text:style-name="a965" text:class-names="" text:cond-style-name=""><text:span text:style-name="a964" text:class-names="">&gt;&gt;&gt; 2 * 3.5</text:span></text:p>
            <text:p text:style-name="a967" text:class-names="" text:cond-style-name=""><text:span text:style-name="a966" text:class-names="">7.0</text:span></text:p>
            <text:p text:style-name="a969" text:class-names="" text:cond-style-name=""><text:span text:style-name="a968" text:class-names="">&gt;&gt;&gt; 4.5 + 1.5</text:span></text:p>
            <text:p text:style-name="a971" text:class-names="" text:cond-style-name=""><text:span text:style-name="a970" text:class-names="">6.0</text:span></text:p>
            <text:p text:style-name="a973" text:class-names="" text:cond-style-name=""><text:span text:style-name="a972" text:class-names="">&gt;&gt;&gt; 10 / 3.0</text:span></text:p>
            <text:p text:style-name="a975" text:class-names="" text:cond-style-name=""><text:span text:style-name="a974" text:class-names="">3.3333333333333335</text:span></text:p>
            <text:p text:style-name="a977" text:class-names="" text:cond-style-name=""><text:span text:style-name="a976" text:class-names="">&gt;&gt;&gt; 8.0 - 1</text:span></text:p>
            <text:p text:style-name="a979" text:class-names="" text:cond-style-name=""><text:span text:style-name="a978" text:class-names="">7.0</text:span></text:p>
            <text:p text:style-name="a981" text:class-names="" text:cond-style-name=""><text:span text:style-name="a980" text:class-names="">&gt;&gt;&gt; 8.5**3</text:span></text:p>
            <text:p text:style-name="a983" text:class-names="" text:cond-style-name=""><text:span text:style-name="a982" text:class-names="">614.125</text:span></text:p>
            <text:p text:style-name="a985" text:class-names="" text:cond-style-name=""><text:span text:style-name="a984" text:class-names="">&gt;&gt;&gt; 9.5%3</text:span></text:p>
            <text:p text:style-name="a987" text:class-names="" text:cond-style-name=""><text:span text:style-name="a986" text:class-names="">0.5</text:span></text:p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49" draw:style-name="a993" draw:name="Szövegdoboz 6" svg:x="7.04567in" svg:y="1.5752in" svg:width="2.73425in" svg:height="0.47402in">
          <draw:text-box>
            <text:p text:style-name="a992" text:class-names="" text:cond-style-name=""><text:span text:style-name="a991" text:class-names="">Komplex számok</text:span></text:p>
          </draw:text-box>
          <svg:title/>
          <svg:desc/>
        </draw:frame>
        <draw:frame draw:id="id150" draw:style-name="a1010" draw:name="Szövegdoboz 7" svg:x="7.19685in" svg:y="2.55906in" svg:width="3.14094in" svg:height="2.60591in">
          <draw:text-box>
            <text:p text:style-name="a995" text:class-names="" text:cond-style-name=""><text:span text:style-name="a994" text:class-names="">&gt;&gt;&gt; (1 + 2.0j) + (3 + 1J)</text:span></text:p>
            <text:p text:style-name="a997" text:class-names="" text:cond-style-name=""><text:span text:style-name="a996" text:class-names="">(4+3j)</text:span></text:p>
            <text:p text:style-name="a999" text:class-names="" text:cond-style-name=""><text:span text:style-name="a998" text:class-names="">&gt;&gt;&gt; 1j * 1j</text:span></text:p>
            <text:p text:style-name="a1001" text:class-names="" text:cond-style-name=""><text:span text:style-name="a1000" text:class-names="">(-1+0j)</text:span></text:p>
            <text:p text:style-name="a1003" text:class-names="" text:cond-style-name=""><text:span text:style-name="a1002" text:class-names="">&gt;&gt;&gt; complex(3,4)</text:span></text:p>
            <text:p text:style-name="a1005" text:class-names="" text:cond-style-name=""><text:span text:style-name="a1004" text:class-names="">(3+4j)</text:span></text:p>
            <text:p text:style-name="a1007" text:class-names="" text:cond-style-name=""><text:span text:style-name="a1006" text:class-names="">&gt;&gt;&gt; complex(1,1) * 1j</text:span></text:p>
            <text:p text:style-name="a1009" text:class-names="" text:cond-style-name=""><text:span text:style-name="a1008" text:class-names="">(-1+1j)</text:span></text:p>
          </draw:text-box>
          <svg:title/>
          <svg:desc/>
        </draw:frame>
        <draw:frame draw:id="id151" draw:style-name="a1013" draw:name="Szövegdoboz 8" svg:x="5.14754in" svg:y="3.86201in" svg:width="1.89813in" svg:height="0.40391in">
          <draw:text-box>
            <text:p text:style-name="a1012" text:class-names="" text:cond-style-name=""><text:span text:style-name="a1011" text:class-names="">Valós számmal</text:span></text:p>
          </draw:text-box>
          <svg:title/>
          <svg:desc/>
        </draw:frame>
        <draw:frame draw:id="id152" draw:style-name="a1016" draw:name="Szövegdoboz 9" svg:x="2.21456in" svg:y="5.67213in" svg:width="1.23072in" svg:height="0.40391in">
          <draw:text-box>
            <text:p text:style-name="a1015" text:class-names="" text:cond-style-name=""><text:span text:style-name="a1014" text:class-names="">hatvány</text:span></text:p>
          </draw:text-box>
          <svg:title/>
          <svg:desc/>
        </draw:frame>
        <draw:frame draw:id="id153" draw:style-name="a1019" draw:name="Szövegdoboz 10" svg:x="4.09048in" svg:y="2.9085in" svg:width="3.00013in" svg:height="0.40391in">
          <draw:text-box>
            <text:p text:style-name="a1018" text:class-names="" text:cond-style-name=""><text:span text:style-name="a1017" text:class-names="">Valós lesz az eredmény</text:span></text:p>
          </draw:text-box>
          <svg:title/>
          <svg:desc/>
        </draw:frame>
        <presentation:notes draw:style-name="a1025">
          <draw:frame draw:id="id154" draw:style-name="a1022" draw:name="Dia számának helye 6" svg:x="4.67953in" svg:y="11.10827in" svg:width="3.5878in" svg:height="0.58425in">
            <draw:text-box>
              <text:p text:style-name="a1021" text:class-names="" text:cond-style-name=""><text:span text:style-name="a102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55" presentation:style-name="a1023" draw:name="Diakép helye 1">
            <svg:title/>
            <svg:desc/>
          </draw:page-thumbnail>
          <draw:frame draw:id="id156" presentation:style-name="a1024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2" draw:style-name="a1026" draw:master-page-name="Master1-Layout7-blank-Üres" presentation:presentation-page-layout-name="Master1-PPL7" draw:id="Slide-267">
        <draw:frame draw:id="id157" draw:style-name="a1029" draw:name="Szövegdoboz 1" svg:x="2.76457in" svg:y="0.59094in" svg:width="5.10945in" svg:height="0.65866in">
          <draw:text-box>
            <text:p text:style-name="a1028" text:class-names="" text:cond-style-name=""><text:span text:style-name="a1027" text:class-names="">Típusok + műveleteik</text:span></text:p>
          </draw:text-box>
          <svg:title/>
          <svg:desc/>
        </draw:frame>
        <draw:frame draw:id="id158" draw:style-name="a1032" draw:name="Szövegdoboz 2" svg:x="0.98425in" svg:y="1.5748in" svg:width="2.41929in" svg:height="0.47402in">
          <draw:text-box>
            <text:p text:style-name="a1031" text:class-names="" text:cond-style-name=""><text:span text:style-name="a1030" text:class-names="">Karakterláncok</text:span></text:p>
          </draw:text-box>
          <svg:title/>
          <svg:desc/>
        </draw:frame>
        <draw:frame draw:id="id159" draw:style-name="a1064" draw:name="Szövegdoboz 3" svg:x="1.77165in" svg:y="2.3622in" svg:width="7.94606in" svg:height="4.93785in">
          <draw:text-box>
            <text:p text:style-name="a1035" text:class-names="" text:cond-style-name=""><text:span text:style-name="a1033" text:class-names="">&gt;&gt;&gt; "szoveg„<text:s text:c="1"/></text:span><text:span text:style-name="a1034" text:class-names="">(egyiket használjuk akk a másikat belerakhatjuk)</text:span></text:p>
            <text:p text:style-name="a1037" text:class-names="" text:cond-style-name=""><text:span text:style-name="a1036" text:class-names="">'szoveg'</text:span></text:p>
            <text:p text:style-name="a1039" text:class-names="" text:cond-style-name=""><text:span text:style-name="a1038" text:class-names="">&gt;&gt;&gt; 'ez is "szoveg"'</text:span></text:p>
            <text:p text:style-name="a1041" text:class-names="" text:cond-style-name=""><text:span text:style-name="a1040" text:class-names="">'ez is "szoveg"'</text:span></text:p>
            <text:p text:style-name="a1043" text:class-names="" text:cond-style-name=""><text:span text:style-name="a1042" text:class-names="">&gt;&gt;&gt; "es ez is 'az'"</text:span></text:p>
            <text:p text:style-name="a1045" text:class-names="" text:cond-style-name=""><text:span text:style-name="a1044" text:class-names="">"es ez is 'az'"</text:span></text:p>
            <text:p text:style-name="a1047" text:class-names="" text:cond-style-name=""><text:span text:style-name="a1046" text:class-names="">&gt;&gt;&gt; "szoveg</text:span></text:p>
            <text:p text:style-name="a1049" text:class-names="" text:cond-style-name=""><text:span text:style-name="a1048" text:class-names="">SyntaxError: EOL while scanning string literal</text:span></text:p>
            <text:p text:style-name="a1051" text:class-names="" text:cond-style-name=""><text:span text:style-name="a1050" text:class-names="">&gt;&gt;&gt; """ tobb soros</text:span></text:p>
            <text:p text:style-name="a1053" text:class-names="" text:cond-style-name=""><text:span text:style-name="a1052" text:class-names=""><text:s text:c="2"/>szoveg"""</text:span></text:p>
            <text:p text:style-name="a1055" text:class-names="" text:cond-style-name=""><text:span text:style-name="a1054" text:class-names="">' tobb soros\n <text:s text:c="1"/>szoveg'</text:span></text:p>
            <text:p text:style-name="a1057" text:class-names="" text:cond-style-name=""><text:span text:style-name="a1056" text:class-names="">&gt;&gt;&gt; print """ tobb soros</text:span></text:p>
            <text:p text:style-name="a1059" text:class-names="" text:cond-style-name=""><text:span text:style-name="a1058" text:class-names="">szoveg"""</text:span></text:p>
            <text:p text:style-name="a1061" text:class-names="" text:cond-style-name=""><text:span text:style-name="a1060" text:class-names=""><text:s text:c="1"/>tobb soros</text:span></text:p>
            <text:p text:style-name="a1063" text:class-names="" text:cond-style-name=""><text:span text:style-name="a1062" text:class-names="">szoveg</text:span></text:p>
          </draw:text-box>
          <svg:title/>
          <svg:desc/>
        </draw:frame>
        <presentation:notes draw:style-name="a1070">
          <draw:frame draw:id="id160" draw:style-name="a1067" draw:name="Dia számának helye 6" svg:x="4.67953in" svg:y="11.10827in" svg:width="3.5878in" svg:height="0.58425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61" presentation:style-name="a1068" draw:name="Diakép helye 1">
            <svg:title/>
            <svg:desc/>
          </draw:page-thumbnail>
          <draw:frame draw:id="id162" presentation:style-name="a1069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3" draw:style-name="a1071" draw:master-page-name="Master1-Layout7-blank-Üres" presentation:presentation-page-layout-name="Master1-PPL7" draw:id="Slide-268">
        <draw:frame draw:id="id163" draw:style-name="a1074" draw:name="Szövegdoboz 1" svg:x="2.76457in" svg:y="0.5122in" svg:width="5.10945in" svg:height="0.65866in">
          <draw:text-box>
            <text:p text:style-name="a1073" text:class-names="" text:cond-style-name=""><text:span text:style-name="a1072" text:class-names="">Típusok + műveleteik</text:span></text:p>
          </draw:text-box>
          <svg:title/>
          <svg:desc/>
        </draw:frame>
        <draw:frame draw:id="id164" draw:style-name="a1077" draw:name="Szövegdoboz 2" svg:x="1.1811in" svg:y="1.33858in" svg:width="2.41929in" svg:height="0.47402in">
          <draw:text-box>
            <text:p text:style-name="a1076" text:class-names="" text:cond-style-name=""><text:span text:style-name="a1075" text:class-names="">Karakterláncok</text:span></text:p>
          </draw:text-box>
          <svg:title/>
          <svg:desc/>
        </draw:frame>
        <draw:frame draw:id="id165" draw:style-name="a1090" draw:name="Szövegdoboz 3" svg:x="2.24409in" svg:y="1.9685in" svg:width="5.06772in" svg:height="1.97913in">
          <draw:text-box>
            <text:p text:style-name="a1079" text:class-names="" text:cond-style-name=""><text:span text:style-name="a1078" text:class-names="">&gt;&gt;&gt; "kakukk" + 'tojas'</text:span></text:p>
            <text:p text:style-name="a1081" text:class-names="" text:cond-style-name=""><text:span text:style-name="a1080" text:class-names="">'kakukktojas'</text:span></text:p>
            <text:p text:style-name="a1083" text:class-names="" text:cond-style-name=""><text:span text:style-name="a1082" text:class-names="">&gt;&gt;&gt; "egyik 'szoveg'" + ' masik "szoveg"'</text:span></text:p>
            <text:p text:style-name="a1085" text:class-names="" text:cond-style-name=""><text:span text:style-name="a1084" text:class-names="">'egyik \'szoveg\' masik "szoveg"'</text:span></text:p>
            <text:p text:style-name="a1087" text:class-names="" text:cond-style-name=""><text:span text:style-name="a1086" text:class-names="">&gt;&gt;&gt; "hali"*2 + "ho"</text:span></text:p>
            <text:p text:style-name="a1089" text:class-names="" text:cond-style-name=""><text:span text:style-name="a1088" text:class-names="">'halihaliho'</text:span></text:p>
          </draw:text-box>
          <svg:title/>
          <svg:desc/>
        </draw:frame>
        <draw:custom-shape svg:x="7.71654in" svg:y="5in" svg:width="0.3937in" svg:height="0.3937in" draw:id="id166" draw:style-name="a1093" draw:name="Szabadkézi sokszög 4">
          <svg:title/>
          <svg:desc/>
          <text:p text:style-name="a1092" text:class-names="" text:cond-style-name=""><text:span text:style-name="a1091" text:class-names="">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1024in" svg:y="5in" svg:width="0.3937in" svg:height="0.3937in" draw:id="id167" draw:style-name="a1096" draw:name="Szabadkézi sokszög 5">
          <svg:title/>
          <svg:desc/>
          <text:p text:style-name="a1095" text:class-names="" text:cond-style-name=""><text:span text:style-name="a1094" text:class-names="">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1654in" svg:y="5in" svg:width="0.3937in" svg:height="0.3937in" draw:id="id168" draw:style-name="a1099" draw:name="Szabadkézi sokszög 6">
          <svg:title/>
          <svg:desc/>
          <text:p text:style-name="a1098" text:class-names="" text:cond-style-name=""><text:span text:style-name="a1097" text:class-names="">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0394in" svg:y="5in" svg:width="0.3937in" svg:height="0.3937in" draw:id="id169" draw:style-name="a1102" draw:name="Szabadkézi sokszög 7">
          <svg:title/>
          <svg:desc/>
          <text:p text:style-name="a1101" text:class-names="" text:cond-style-name=""><text:span text:style-name="a1100" text:class-names="">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89764in" svg:y="5in" svg:width="0.3937in" svg:height="0.3937in" draw:id="id170" draw:style-name="a1105" draw:name="Szabadkézi sokszög 8">
          <svg:title/>
          <svg:desc/>
          <text:p text:style-name="a1104" text:class-names="" text:cond-style-name=""><text:span text:style-name="a1103" text:class-names="">v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9134in" svg:y="5in" svg:width="0.3937in" svg:height="0.3937in" draw:id="id171" draw:style-name="a1108" draw:name="Szabadkézi sokszög 9">
          <svg:title/>
          <svg:desc/>
          <text:p text:style-name="a1107" text:class-names="" text:cond-style-name=""><text:span text:style-name="a1106" text:class-names="">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8504in" svg:y="5in" svg:width="0.3937in" svg:height="0.3937in" draw:id="id172" draw:style-name="a1111" draw:name="Szabadkézi sokszög 10">
          <svg:title/>
          <svg:desc/>
          <text:p text:style-name="a1110" text:class-names="" text:cond-style-name=""><text:span text:style-name="a1109" text:class-names="">g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3" draw:style-name="a1114" draw:name="Szövegdoboz 11" svg:x="7.55906in" svg:y="5.3937in" svg:width="0.33583in" svg:height="0.37874in">
          <draw:text-box>
            <text:p text:style-name="a1113" text:class-names="" text:cond-style-name=""><text:span text:style-name="a1112" text:class-names="">0</text:span></text:p>
          </draw:text-box>
          <svg:title/>
          <svg:desc/>
        </draw:frame>
        <draw:frame draw:id="id174" draw:style-name="a1117" draw:name="Szövegdoboz 12" svg:x="7.95315in" svg:y="5.39409in" svg:width="0.33583in" svg:height="0.37874in">
          <draw:text-box>
            <text:p text:style-name="a1116" text:class-names="" text:cond-style-name=""><text:span text:style-name="a1115" text:class-names="">1</text:span></text:p>
          </draw:text-box>
          <svg:title/>
          <svg:desc/>
        </draw:frame>
        <draw:frame draw:id="id175" draw:style-name="a1120" draw:name="Szövegdoboz 13" svg:x="7.55945in" svg:y="5.39409in" svg:width="0.33583in" svg:height="0.37874in">
          <draw:text-box>
            <text:p text:style-name="a1119" text:class-names="" text:cond-style-name=""><text:span text:style-name="a1118" text:class-names="">0</text:span></text:p>
          </draw:text-box>
          <svg:title/>
          <svg:desc/>
        </draw:frame>
        <draw:frame draw:id="id176" draw:style-name="a1123" draw:name="Szövegdoboz 14" svg:x="8.34724in" svg:y="5.39449in" svg:width="0.33583in" svg:height="0.37874in">
          <draw:text-box>
            <text:p text:style-name="a1122" text:class-names="" text:cond-style-name=""><text:span text:style-name="a1121" text:class-names="">2</text:span></text:p>
          </draw:text-box>
          <svg:title/>
          <svg:desc/>
        </draw:frame>
        <draw:frame draw:id="id177" draw:style-name="a1126" draw:name="Szövegdoboz 15" svg:x="8.74094in" svg:y="5.39449in" svg:width="0.33583in" svg:height="0.37874in">
          <draw:text-box>
            <text:p text:style-name="a1125" text:class-names="" text:cond-style-name=""><text:span text:style-name="a1124" text:class-names="">3</text:span></text:p>
          </draw:text-box>
          <svg:title/>
          <svg:desc/>
        </draw:frame>
        <draw:frame draw:id="id178" draw:style-name="a1129" draw:name="Szövegdoboz 16" svg:x="9.13464in" svg:y="5.39449in" svg:width="0.33583in" svg:height="0.37874in">
          <draw:text-box>
            <text:p text:style-name="a1128" text:class-names="" text:cond-style-name=""><text:span text:style-name="a1127" text:class-names="">4</text:span></text:p>
          </draw:text-box>
          <svg:title/>
          <svg:desc/>
        </draw:frame>
        <draw:frame draw:id="id179" draw:style-name="a1132" draw:name="Szövegdoboz 17" svg:x="9.52835in" svg:y="5.39449in" svg:width="0.33583in" svg:height="0.37874in">
          <draw:text-box>
            <text:p text:style-name="a1131" text:class-names="" text:cond-style-name=""><text:span text:style-name="a1130" text:class-names="">5</text:span></text:p>
          </draw:text-box>
          <svg:title/>
          <svg:desc/>
        </draw:frame>
        <draw:frame draw:id="id180" draw:style-name="a1135" draw:name="Szövegdoboz 18" svg:x="9.92205in" svg:y="5.39449in" svg:width="0.33583in" svg:height="0.37874in">
          <draw:text-box>
            <text:p text:style-name="a1134" text:class-names="" text:cond-style-name=""><text:span text:style-name="a1133" text:class-names="">6</text:span></text:p>
          </draw:text-box>
          <svg:title/>
          <svg:desc/>
        </draw:frame>
        <draw:frame draw:id="id181" draw:style-name="a1138" draw:name="Szövegdoboz 19" svg:x="9.48937in" svg:y="5.70984in" svg:width="0.41929in" svg:height="0.37874in">
          <draw:text-box>
            <text:p text:style-name="a1137" text:class-names="" text:cond-style-name=""><text:span text:style-name="a1136" text:class-names="">-1</text:span></text:p>
          </draw:text-box>
          <svg:title/>
          <svg:desc/>
        </draw:frame>
        <draw:frame draw:id="id182" draw:style-name="a1141" draw:name="Szövegdoboz 20" svg:x="9.05669in" svg:y="5.71024in" svg:width="0.41929in" svg:height="0.37874in">
          <draw:text-box>
            <text:p text:style-name="a1140" text:class-names="" text:cond-style-name=""><text:span text:style-name="a1139" text:class-names="">-2</text:span></text:p>
          </draw:text-box>
          <svg:title/>
          <svg:desc/>
        </draw:frame>
        <draw:frame draw:id="id183" draw:style-name="a1144" draw:name="Szövegdoboz 21" svg:x="8.70236in" svg:y="5.71024in" svg:width="0.41929in" svg:height="0.37874in">
          <draw:text-box>
            <text:p text:style-name="a1143" text:class-names="" text:cond-style-name=""><text:span text:style-name="a1142" text:class-names="">-3</text:span></text:p>
          </draw:text-box>
          <svg:title/>
          <svg:desc/>
        </draw:frame>
        <draw:frame draw:id="id184" draw:style-name="a1147" draw:name="Szövegdoboz 22" svg:x="8.30866in" svg:y="5.71024in" svg:width="0.41929in" svg:height="0.37874in">
          <draw:text-box>
            <text:p text:style-name="a1146" text:class-names="" text:cond-style-name=""><text:span text:style-name="a1145" text:class-names="">-4</text:span></text:p>
          </draw:text-box>
          <svg:title/>
          <svg:desc/>
        </draw:frame>
        <draw:frame draw:id="id185" draw:style-name="a1150" draw:name="Szövegdoboz 23" svg:x="7.91496in" svg:y="5.71024in" svg:width="0.41929in" svg:height="0.37874in">
          <draw:text-box>
            <text:p text:style-name="a1149" text:class-names="" text:cond-style-name=""><text:span text:style-name="a1148" text:class-names="">-5</text:span></text:p>
          </draw:text-box>
          <svg:title/>
          <svg:desc/>
        </draw:frame>
        <draw:frame draw:id="id186" draw:style-name="a1153" draw:name="Szövegdoboz 24" svg:x="7.52126in" svg:y="5.71024in" svg:width="0.41929in" svg:height="0.37874in">
          <draw:text-box>
            <text:p text:style-name="a1152" text:class-names="" text:cond-style-name=""><text:span text:style-name="a1151" text:class-names="">-6</text:span></text:p>
          </draw:text-box>
          <svg:title/>
          <svg:desc/>
        </draw:frame>
        <draw:frame draw:id="id187" draw:style-name="a1176" draw:name="Szövegdoboz 25" svg:x="1.38307in" svg:y="4.25197in" svg:width="3.04764in" svg:height="3.54606in">
          <draw:text-box>
            <text:p text:style-name="a1155" text:class-names="" text:cond-style-name=""><text:span text:style-name="a1154" text:class-names="">&gt;&gt;&gt; szoveg = "szoveg"</text:span></text:p>
            <text:p text:style-name="a1157" text:class-names="" text:cond-style-name=""><text:span text:style-name="a1156" text:class-names="">&gt;&gt;&gt; szoveg[2]</text:span></text:p>
            <text:p text:style-name="a1159" text:class-names="" text:cond-style-name=""><text:span text:style-name="a1158" text:class-names="">'o'</text:span></text:p>
            <text:p text:style-name="a1161" text:class-names="" text:cond-style-name=""><text:span text:style-name="a1160" text:class-names="">&gt;&gt;&gt; szoveg[2:5]</text:span></text:p>
            <text:p text:style-name="a1163" text:class-names="" text:cond-style-name=""><text:span text:style-name="a1162" text:class-names="">'ove'</text:span></text:p>
            <text:p text:style-name="a1165" text:class-names="" text:cond-style-name=""><text:span text:style-name="a1164" text:class-names="">&gt;&gt;&gt; szoveg[3:]</text:span></text:p>
            <text:p text:style-name="a1167" text:class-names="" text:cond-style-name=""><text:span text:style-name="a1166" text:class-names="">'veg'</text:span></text:p>
            <text:p text:style-name="a1169" text:class-names="" text:cond-style-name=""><text:span text:style-name="a1168" text:class-names="">&gt;&gt;&gt; szoveg[:10]</text:span></text:p>
            <text:p text:style-name="a1171" text:class-names="" text:cond-style-name=""><text:span text:style-name="a1170" text:class-names="">'szoveg'</text:span></text:p>
            <text:p text:style-name="a1173" text:class-names="" text:cond-style-name=""><text:span text:style-name="a1172" text:class-names="">&gt;&gt;&gt; szoveg[1:0]</text:span></text:p>
            <text:p text:style-name="a1175" text:class-names="" text:cond-style-name=""><text:span text:style-name="a1174" text:class-names="">''</text:span></text:p>
          </draw:text-box>
          <svg:title/>
          <svg:desc/>
        </draw:frame>
        <draw:frame draw:id="id188" draw:style-name="a1197" draw:name="Szövegdoboz 26" svg:x="4.77835in" svg:y="4.23346in" svg:width="2.37598in" svg:height="3.23268in">
          <draw:text-box>
            <text:p text:style-name="a1178" text:class-names="" text:cond-style-name=""><text:span text:style-name="a1177" text:class-names="">&gt;&gt;&gt; szoveg[-2]</text:span></text:p>
            <text:p text:style-name="a1180" text:class-names="" text:cond-style-name=""><text:span text:style-name="a1179" text:class-names="">'e'</text:span></text:p>
            <text:p text:style-name="a1182" text:class-names="" text:cond-style-name=""><text:span text:style-name="a1181" text:class-names="">&gt;&gt;&gt; szoveg[-6:-3]</text:span></text:p>
            <text:p text:style-name="a1184" text:class-names="" text:cond-style-name=""><text:span text:style-name="a1183" text:class-names="">'szo'</text:span></text:p>
            <text:p text:style-name="a1186" text:class-names="" text:cond-style-name=""><text:span text:style-name="a1185" text:class-names="">&gt;&gt;&gt; szoveg[-8:]</text:span></text:p>
            <text:p text:style-name="a1188" text:class-names="" text:cond-style-name=""><text:span text:style-name="a1187" text:class-names="">'szoveg'</text:span></text:p>
            <text:p text:style-name="a1190" text:class-names="" text:cond-style-name=""><text:span text:style-name="a1189" text:class-names="">&gt;&gt;&gt; szoveg[:-2]</text:span></text:p>
            <text:p text:style-name="a1192" text:class-names="" text:cond-style-name=""><text:span text:style-name="a1191" text:class-names="">'szov'</text:span></text:p>
            <text:p text:style-name="a1194" text:class-names="" text:cond-style-name=""><text:span text:style-name="a1193" text:class-names="">&gt;&gt;&gt; szoveg[1:-2]</text:span></text:p>
            <text:p text:style-name="a1196" text:class-names="" text:cond-style-name=""><text:span text:style-name="a1195" text:class-names="">'zov'</text:span></text:p>
          </draw:text-box>
          <svg:title/>
          <svg:desc/>
        </draw:frame>
        <draw:frame draw:id="id189" draw:style-name="a1200" draw:name="Szövegdoboz 29" svg:x="-2.97058in" svg:y="5.22965in" svg:width="4.43329in" svg:height="0.70684in">
          <draw:text-box>
            <text:p text:style-name="a1199" text:class-names="" text:cond-style-name=""><text:span text:style-name="a1198" text:class-names="">karakterhatárokat indexel: 0 az 1. előtti<text:line-break/>2-5 -&gt; ove, 5. nincs benne</text:span></text:p>
          </draw:text-box>
          <svg:title/>
          <svg:desc/>
        </draw:frame>
        <presentation:notes draw:style-name="a1206">
          <draw:frame draw:id="id190" draw:style-name="a1203" draw:name="Dia számának helye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91" presentation:style-name="a1204" draw:name="Diakép helye 1">
            <svg:title/>
            <svg:desc/>
          </draw:page-thumbnail>
          <draw:frame draw:id="id192" presentation:style-name="a1205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4" draw:style-name="a1207" draw:master-page-name="Master1-Layout7-blank-Üres" presentation:presentation-page-layout-name="Master1-PPL7" draw:id="Slide-269">
        <draw:frame draw:id="id193" draw:style-name="a1210" draw:name="Szövegdoboz 1" svg:x="2.76457in" svg:y="0.59134in" svg:width="5.10945in" svg:height="0.65866in">
          <draw:text-box>
            <text:p text:style-name="a1209" text:class-names="" text:cond-style-name=""><text:span text:style-name="a1208" text:class-names="">Típusok + műveleteik</text:span></text:p>
          </draw:text-box>
          <svg:title/>
          <svg:desc/>
        </draw:frame>
        <draw:frame draw:id="id194" draw:style-name="a1213" draw:name="Szövegdoboz 2" svg:x="1.68819in" svg:y="1.30118in" svg:width="1.06772in" svg:height="0.47402in">
          <draw:text-box>
            <text:p text:style-name="a1212" text:class-names="" text:cond-style-name=""><text:span text:style-name="a1211" text:class-names="">Listák</text:span></text:p>
          </draw:text-box>
          <svg:title/>
          <svg:desc/>
        </draw:frame>
        <draw:frame draw:id="id195" draw:style-name="a1252" draw:name="Szövegdoboz 3" svg:x="0.83976in" svg:y="1.85079in" svg:width="3.6878in" svg:height="6.05315in">
          <draw:text-box>
            <text:p text:style-name="a1215" text:class-names="" text:cond-style-name=""><text:span text:style-name="a1214" text:class-names="">&gt;&gt;&gt; lista = ["szo", 12, 3.5]</text:span></text:p>
            <text:p text:style-name="a1217" text:class-names="" text:cond-style-name=""><text:span text:style-name="a1216" text:class-names="">&gt;&gt;&gt; lista[1]</text:span></text:p>
            <text:p text:style-name="a1219" text:class-names="" text:cond-style-name=""><text:span text:style-name="a1218" text:class-names="">12</text:span></text:p>
            <text:p text:style-name="a1221" text:class-names="" text:cond-style-name=""><text:span text:style-name="a1220" text:class-names="">&gt;&gt;&gt; lista[1:3]</text:span></text:p>
            <text:p text:style-name="a1223" text:class-names="" text:cond-style-name=""><text:span text:style-name="a1222" text:class-names="">[12, 3.5]</text:span></text:p>
            <text:p text:style-name="a1225" text:class-names="" text:cond-style-name=""><text:span text:style-name="a1224" text:class-names="">&gt;&gt;&gt; lista[0:-1]</text:span></text:p>
            <text:p text:style-name="a1227" text:class-names="" text:cond-style-name=""><text:span text:style-name="a1226" text:class-names="">['szo', 12]</text:span></text:p>
            <text:p text:style-name="a1229" text:class-names="" text:cond-style-name=""><text:span text:style-name="a1228" text:class-names="">&gt;&gt;&gt; lista[1] = 24</text:span></text:p>
            <text:p text:style-name="a1231" text:class-names="" text:cond-style-name=""><text:span text:style-name="a1230" text:class-names="">&gt;&gt;&gt; lista</text:span></text:p>
            <text:p text:style-name="a1233" text:class-names="" text:cond-style-name=""><text:span text:style-name="a1232" text:class-names="">['szo', 24, 3.5]</text:span></text:p>
            <text:p text:style-name="a1235" text:class-names="" text:cond-style-name=""><text:span text:style-name="a1234" text:class-names="">&gt;&gt;&gt; lista[2] = lista[2] + 4</text:span></text:p>
            <text:p text:style-name="a1237" text:class-names="" text:cond-style-name=""><text:span text:style-name="a1236" text:class-names="">&gt;&gt;&gt; lista</text:span></text:p>
            <text:p text:style-name="a1239" text:class-names="" text:cond-style-name=""><text:span text:style-name="a1238" text:class-names="">['szo', 24, 7.5]</text:span></text:p>
            <text:p text:style-name="a1241" text:class-names="" text:cond-style-name=""><text:span text:style-name="a1240" text:class-names="">&gt;&gt;&gt; lista[1:2] = [12, "abc", 8]</text:span></text:p>
            <text:p text:style-name="a1243" text:class-names="" text:cond-style-name=""><text:span text:style-name="a1242" text:class-names="">&gt;&gt;&gt; lista</text:span></text:p>
            <text:p text:style-name="a1245" text:class-names="" text:cond-style-name=""><text:span text:style-name="a1244" text:class-names="">['szo', 12, 'abc', 8, 7.5]</text:span></text:p>
            <text:p text:style-name="a1247" text:class-names="" text:cond-style-name=""><text:span text:style-name="a1246" text:class-names="">&gt;&gt;&gt; lista[-2:] = []</text:span></text:p>
            <text:p text:style-name="a1249" text:class-names="" text:cond-style-name=""><text:span text:style-name="a1248" text:class-names="">&gt;&gt;&gt; lista</text:span></text:p>
            <text:p text:style-name="a1251" text:class-names="" text:cond-style-name=""><text:span text:style-name="a1250" text:class-names="">['szo', 12, 'abc']</text:span></text:p>
          </draw:text-box>
          <svg:title/>
          <svg:desc/>
        </draw:frame>
        <draw:frame draw:id="id196" draw:style-name="a1269" draw:name="Szövegdoboz 4" svg:x="5.70866in" svg:y="3.56417in" svg:width="5.2374in" svg:height="2.60591in">
          <draw:text-box>
            <text:p text:style-name="a1254" text:class-names="" text:cond-style-name=""><text:span text:style-name="a1253" text:class-names="">&gt;&gt;&gt; szoveg = "almafa"</text:span></text:p>
            <text:p text:style-name="a1256" text:class-names="" text:cond-style-name=""><text:span text:style-name="a1255" text:class-names="">&gt;&gt;&gt; szoveg[2] = 'k'</text:span></text:p>
            <text:p text:style-name="a1258" text:class-names="" text:cond-style-name=""><text:span text:style-name="a1257" text:class-names=""/></text:p>
            <text:p text:style-name="a1260" text:class-names="" text:cond-style-name=""><text:span text:style-name="a1259" text:class-names="">Traceback (most recent call last):</text:span></text:p>
            <text:p text:style-name="a1262" text:class-names="" text:cond-style-name=""><text:span text:style-name="a1261" text:class-names=""><text:s text:c="2"/>File "&lt;pyshell#71&gt;", line 1, in &lt;module&gt;</text:span></text:p>
            <text:p text:style-name="a1264" text:class-names="" text:cond-style-name=""><text:span text:style-name="a1263" text:class-names=""><text:s text:c="4"/>szoveg[2] = 'k'</text:span></text:p>
            <text:p text:style-name="a1266" text:class-names="" text:cond-style-name=""><text:span text:style-name="a1265" text:class-names="">TypeError: 'str' object does not support</text:span></text:p>
            <text:p text:style-name="a1268" text:class-names="" text:cond-style-name=""><text:span text:style-name="a1267" text:class-names="">item assignment</text:span></text:p>
          </draw:text-box>
          <svg:title/>
          <svg:desc/>
        </draw:frame>
        <draw:frame draw:id="id197" draw:style-name="a1274" draw:name="Szövegdoboz 5" svg:x="5.90551in" svg:y="2.3622in" svg:width="3.71772in" svg:height="0.84921in">
          <draw:text-box>
            <text:p text:style-name="a1271" text:class-names="" text:cond-style-name=""><text:span text:style-name="a1270" text:class-names="">Karakterláncokra</text:span></text:p>
            <text:p text:style-name="a1273" text:class-names="" text:cond-style-name=""><text:span text:style-name="a1272" text:class-names="">a felülírás nem működik</text:span></text:p>
          </draw:text-box>
          <svg:title/>
          <svg:desc/>
        </draw:frame>
        <draw:frame draw:id="id198" draw:style-name="a1277" draw:name="Szövegdoboz 8" svg:x="-2.31148in" svg:y="1.52459in" svg:width="3.03279in" svg:height="0.40391in">
          <draw:text-box>
            <text:p text:style-name="a1276" text:class-names="" text:cond-style-name=""><text:span text:style-name="a1275" text:class-names="">akárhány akármilyen típus</text:span></text:p>
          </draw:text-box>
          <svg:title/>
          <svg:desc/>
        </draw:frame>
        <draw:frame draw:id="id199" draw:style-name="a1280" draw:name="Szövegdoboz 9" svg:x="-2.65574in" svg:y="6.17008in" svg:width="3.4955in" svg:height="0.40391in">
          <draw:text-box>
            <text:p text:style-name="a1279" text:class-names="" text:cond-style-name=""><text:span text:style-name="a1278" text:class-names="">1 hosszú lista helyére 3 hosszút</text:span></text:p>
          </draw:text-box>
          <svg:title/>
          <svg:desc/>
        </draw:frame>
        <draw:frame draw:id="id200" draw:style-name="a1283" draw:name="Szövegdoboz 10" svg:x="9.01269in" svg:y="3.56417in" svg:width="3.11448in" svg:height="0.70684in">
          <draw:text-box>
            <text:p text:style-name="a1282" text:class-names="" text:cond-style-name=""><text:span text:style-name="a1281" text:class-names="">String részeket nem tud megváltoztatnki</text:span></text:p>
          </draw:text-box>
          <svg:title/>
          <svg:desc/>
        </draw:frame>
        <presentation:notes draw:style-name="a1289">
          <draw:frame draw:id="id201" draw:style-name="a1286" draw:name="Dia számának helye 6" svg:x="4.67953in" svg:y="11.10827in" svg:width="3.5878in" svg:height="0.58425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02" presentation:style-name="a1287" draw:name="Diakép helye 1">
            <svg:title/>
            <svg:desc/>
          </draw:page-thumbnail>
          <draw:frame draw:id="id203" presentation:style-name="a1288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5" draw:style-name="a1290" draw:master-page-name="Master1-Layout7-blank-Üres" presentation:presentation-page-layout-name="Master1-PPL7" draw:id="Slide-270">
        <draw:frame draw:id="id204" draw:style-name="a1293" draw:name="Szövegdoboz 1" svg:x="2.76457in" svg:y="0.59134in" svg:width="5.10945in" svg:height="0.65866in">
          <draw:text-box>
            <text:p text:style-name="a1292" text:class-names="" text:cond-style-name=""><text:span text:style-name="a1291" text:class-names="">Típusok + műveleteik</text:span></text:p>
          </draw:text-box>
          <svg:title/>
          <svg:desc/>
        </draw:frame>
        <draw:frame draw:id="id205" draw:style-name="a1296" draw:name="Szövegdoboz 2" svg:x="1.68819in" svg:y="1.30118in" svg:width="4.12598in" svg:height="0.47402in">
          <draw:text-box>
            <text:p text:style-name="a1295" text:class-names="" text:cond-style-name=""><text:span text:style-name="a1294" text:class-names="">Rendezett n-esek (tuple-k)</text:span></text:p>
          </draw:text-box>
          <svg:title/>
          <svg:desc/>
        </draw:frame>
        <draw:frame draw:id="id206" draw:style-name="a1323" draw:name="Szövegdoboz 3" svg:x="1.08937in" svg:y="2.3622in" svg:width="3.04449in" svg:height="4.17283in">
          <draw:text-box>
            <text:p text:style-name="a1298" text:class-names="" text:cond-style-name=""><text:span text:style-name="a1297" text:class-names="">&gt;&gt;&gt; tuple = (1, 2, 'abc')</text:span></text:p>
            <text:p text:style-name="a1300" text:class-names="" text:cond-style-name=""><text:span text:style-name="a1299" text:class-names="">&gt;&gt;&gt; tuple</text:span></text:p>
            <text:p text:style-name="a1302" text:class-names="" text:cond-style-name=""><text:span text:style-name="a1301" text:class-names="">(1, 2, 'abc')</text:span></text:p>
            <text:p text:style-name="a1304" text:class-names="" text:cond-style-name=""><text:span text:style-name="a1303" text:class-names="">&gt;&gt;&gt; tuple = 1, 2, 'xyz'</text:span></text:p>
            <text:p text:style-name="a1306" text:class-names="" text:cond-style-name=""><text:span text:style-name="a1305" text:class-names="">&gt;&gt;&gt; tuple</text:span></text:p>
            <text:p text:style-name="a1308" text:class-names="" text:cond-style-name=""><text:span text:style-name="a1307" text:class-names="">(1, 2, 'xyz')</text:span></text:p>
            <text:p text:style-name="a1310" text:class-names="" text:cond-style-name=""><text:span text:style-name="a1309" text:class-names="">&gt;&gt;&gt; tuple[2]</text:span></text:p>
            <text:p text:style-name="a1312" text:class-names="" text:cond-style-name=""><text:span text:style-name="a1311" text:class-names="">'xyz'</text:span></text:p>
            <text:p text:style-name="a1314" text:class-names="" text:cond-style-name=""><text:span text:style-name="a1313" text:class-names="">&gt;&gt;&gt; tuple[0:1]</text:span></text:p>
            <text:p text:style-name="a1316" text:class-names="" text:cond-style-name=""><text:span text:style-name="a1315" text:class-names="">(1,)</text:span></text:p>
            <text:p text:style-name="a1318" text:class-names="" text:cond-style-name=""><text:span text:style-name="a1317" text:class-names="">&gt;&gt;&gt; tuple[0:2]</text:span></text:p>
            <text:p text:style-name="a1320" text:class-names="" text:cond-style-name=""><text:span text:style-name="a1319" text:class-names="">(1, 2)</text:span></text:p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207" draw:style-name="a1336" draw:name="Szövegdoboz 4" svg:x="5.31496in" svg:y="2.96338in" svg:width="5.33268in" svg:height="1.97913in">
          <draw:text-box>
            <text:p text:style-name="a1325" text:class-names="" text:cond-style-name=""><text:span text:style-name="a1324" text:class-names="">&gt;&gt;&gt; tuple[2] = 'abc'</text:span></text:p>
            <text:p text:style-name="a1327" text:class-names="" text:cond-style-name=""><text:span text:style-name="a1326" text:class-names="">Traceback (most recent call last):</text:span></text:p>
            <text:p text:style-name="a1329" text:class-names="" text:cond-style-name=""><text:span text:style-name="a1328" text:class-names=""><text:s text:c="2"/>File "&lt;pyshell#22&gt;", line 1, in &lt;module&gt;</text:span></text:p>
            <text:p text:style-name="a1331" text:class-names="" text:cond-style-name=""><text:span text:style-name="a1330" text:class-names=""><text:s text:c="4"/>tuple[2] = 'abc'</text:span></text:p>
            <text:p text:style-name="a1333" text:class-names="" text:cond-style-name=""><text:span text:style-name="a1332" text:class-names="">TypeError: 'tuple' object does not support</text:span></text:p>
            <text:p text:style-name="a1335" text:class-names="" text:cond-style-name=""><text:span text:style-name="a1334" text:class-names=""><text:s text:c="2"/>item assignment</text:span></text:p>
          </draw:text-box>
          <svg:title/>
          <svg:desc/>
        </draw:frame>
        <draw:frame draw:id="id208" draw:style-name="a1339" draw:name="Szövegdoboz 7" svg:x="8.68852in" svg:y="2.80328in" svg:width="5.7377in" svg:height="0.40391in">
          <draw:text-box>
            <text:p text:style-name="a1338" text:class-names="" text:cond-style-name=""><text:span text:style-name="a1337" text:class-names="">Külön nem lehet megváltoztatni az elemeket</text:span></text:p>
          </draw:text-box>
          <svg:title/>
          <svg:desc/>
        </draw:frame>
        <presentation:notes draw:style-name="a1345">
          <draw:frame draw:id="id209" draw:style-name="a1342" draw:name="Dia számának helye 6" svg:x="4.67953in" svg:y="11.10827in" svg:width="3.5878in" svg:height="0.58425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10" presentation:style-name="a1343" draw:name="Diakép helye 1">
            <svg:title/>
            <svg:desc/>
          </draw:page-thumbnail>
          <draw:frame draw:id="id211" presentation:style-name="a1344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6" draw:style-name="a1346" draw:master-page-name="Master1-Layout7-blank-Üres" presentation:presentation-page-layout-name="Master1-PPL7" draw:id="Slide-271">
        <draw:frame draw:id="id212" draw:style-name="a1349" draw:name="Szövegdoboz 1" svg:x="2.76457in" svg:y="0.59134in" svg:width="5.10945in" svg:height="0.65866in">
          <draw:text-box>
            <text:p text:style-name="a1348" text:class-names="" text:cond-style-name=""><text:span text:style-name="a1347" text:class-names="">Típusok + műveleteik</text:span></text:p>
          </draw:text-box>
          <svg:title/>
          <svg:desc/>
        </draw:frame>
        <draw:frame draw:id="id213" draw:style-name="a1352" draw:name="Szövegdoboz 2" svg:x="1.68819in" svg:y="1.30118in" svg:width="4.12598in" svg:height="0.47402in">
          <draw:text-box>
            <text:p text:style-name="a1351" text:class-names="" text:cond-style-name=""><text:span text:style-name="a1350" text:class-names="">Rendezett n-esek (tuple-k)</text:span></text:p>
          </draw:text-box>
          <svg:title/>
          <svg:desc/>
        </draw:frame>
        <draw:frame draw:id="id214" draw:style-name="a1383" draw:name="Szövegdoboz 3" svg:x="3.8122in" svg:y="2.14331in" svg:width="3.07756in" svg:height="4.79961in">
          <draw:text-box>
            <text:p text:style-name="a1354" text:class-names="" text:cond-style-name=""><text:span text:style-name="a1353" text:class-names="">&gt;&gt;&gt; (1,2) + (3, 'abc')</text:span></text:p>
            <text:p text:style-name="a1356" text:class-names="" text:cond-style-name=""><text:span text:style-name="a1355" text:class-names="">(1, 2, 3, 'abc')</text:span></text:p>
            <text:p text:style-name="a1358" text:class-names="" text:cond-style-name=""><text:span text:style-name="a1357" text:class-names="">&gt;&gt;&gt; tuple = 1, 2, 'xyz'</text:span></text:p>
            <text:p text:style-name="a1360" text:class-names="" text:cond-style-name=""><text:span text:style-name="a1359" text:class-names="">&gt;&gt;&gt; tuple</text:span></text:p>
            <text:p text:style-name="a1362" text:class-names="" text:cond-style-name=""><text:span text:style-name="a1361" text:class-names="">(1, 2, 'xyz')</text:span></text:p>
            <text:p text:style-name="a1364" text:class-names="" text:cond-style-name=""><text:span text:style-name="a1363" text:class-names="">&gt;&gt;&gt; v1, v2 = tuple[1:3]</text:span></text:p>
            <text:p text:style-name="a1366" text:class-names="" text:cond-style-name=""><text:span text:style-name="a1365" text:class-names="">&gt;&gt;&gt; v1</text:span></text:p>
            <text:p text:style-name="a1368" text:class-names="" text:cond-style-name=""><text:span text:style-name="a1367" text:class-names="">2</text:span></text:p>
            <text:p text:style-name="a1370" text:class-names="" text:cond-style-name=""><text:span text:style-name="a1369" text:class-names="">&gt;&gt;&gt; v2</text:span></text:p>
            <text:p text:style-name="a1372" text:class-names="" text:cond-style-name=""><text:span text:style-name="a1371" text:class-names="">'xyz'</text:span></text:p>
            <text:p text:style-name="a1374" text:class-names="" text:cond-style-name=""><text:span text:style-name="a1373" text:class-names="">&gt;&gt;&gt; (v1,v2) = tuple[0:2]</text:span></text:p>
            <text:p text:style-name="a1376" text:class-names="" text:cond-style-name=""><text:span text:style-name="a1375" text:class-names="">&gt;&gt;&gt; v1</text:span></text:p>
            <text:p text:style-name="a1378" text:class-names="" text:cond-style-name=""><text:span text:style-name="a1377" text:class-names="">1</text:span></text:p>
            <text:p text:style-name="a1380" text:class-names="" text:cond-style-name=""><text:span text:style-name="a1379" text:class-names="">&gt;&gt;&gt; v2</text:span></text:p>
            <text:p text:style-name="a1382" text:class-names="" text:cond-style-name=""><text:span text:style-name="a1381" text:class-names="">2</text:span></text:p>
          </draw:text-box>
          <svg:title/>
          <svg:desc/>
        </draw:frame>
        <presentation:notes draw:style-name="a1389">
          <draw:frame draw:id="id215" draw:style-name="a1386" draw:name="Dia számának helye 6" svg:x="4.67953in" svg:y="11.10827in" svg:width="3.5878in" svg:height="0.58425in">
            <draw:text-box>
              <text:p text:style-name="a1385" text:class-names="" text:cond-style-name=""><text:span text:style-name="a138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16" presentation:style-name="a1387" draw:name="Diakép helye 1">
            <svg:title/>
            <svg:desc/>
          </draw:page-thumbnail>
          <draw:frame draw:id="id217" presentation:style-name="a1388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7" draw:style-name="a1390" draw:master-page-name="Master1-Layout7-blank-Üres" presentation:presentation-page-layout-name="Master1-PPL7" draw:id="Slide-272">
        <draw:frame draw:id="id218" draw:style-name="a1393" draw:name="Szövegdoboz 1" svg:x="4.41811in" svg:y="0.62992in" svg:width="2.03858in" svg:height="0.65866in">
          <draw:text-box>
            <text:p text:style-name="a1392" text:class-names="" text:cond-style-name=""><text:span text:style-name="a1391" text:class-names="">Kiíratás</text:span></text:p>
          </draw:text-box>
          <svg:title/>
          <svg:desc/>
        </draw:frame>
        <draw:frame draw:id="id219" draw:style-name="a1416" draw:name="Szövegdoboz 2" svg:x="2.24724in" svg:y="1.9685in" svg:width="6.16838in" svg:height="3.32503in">
          <draw:text-box>
            <text:p text:style-name="a1395" text:class-names="" text:cond-style-name=""><text:span text:style-name="a1394" text:class-names="">&gt;&gt;&gt; x = 4</text:span></text:p>
            <text:p text:style-name="a1397" text:class-names="" text:cond-style-name=""><text:span text:style-name="a1396" text:class-names="">&gt;&gt;&gt; print x</text:span></text:p>
            <text:p text:style-name="a1399" text:class-names="" text:cond-style-name=""><text:span text:style-name="a1398" text:class-names="">4</text:span></text:p>
            <text:p text:style-name="a1401" text:class-names="" text:cond-style-name=""><text:span text:style-name="a1400" text:class-names="">&gt;&gt;&gt; y = "abc"</text:span></text:p>
            <text:p text:style-name="a1403" text:class-names="" text:cond-style-name=""><text:span text:style-name="a1402" text:class-names="">&gt;&gt;&gt; print x,y</text:span></text:p>
            <text:p text:style-name="a1405" text:class-names="" text:cond-style-name=""><text:span text:style-name="a1404" text:class-names="">4 abc</text:span></text:p>
            <text:p text:style-name="a1409" text:class-names="" text:cond-style-name=""><text:span text:style-name="a1406" text:class-names="">&gt;&gt;&gt; print y + 'de'<text:s text:c="1"/></text:span><text:span text:style-name="a1407" text:class-names="">(y string volt am panaszkodna)</text:span><text:span text:style-name="a1408" text:class-names=""/></text:p>
            <text:p text:style-name="a1411" text:class-names="" text:cond-style-name=""><text:span text:style-name="a1410" text:class-names="">abcde</text:span></text:p>
            <text:p text:style-name="a1413" text:class-names="" text:cond-style-name=""><text:span text:style-name="a1412" text:class-names="">&gt;&gt;&gt; print "Formázva: %d és %s" % (x,y)</text:span></text:p>
            <text:p text:style-name="a1415" text:class-names="" text:cond-style-name=""><text:span text:style-name="a1414" text:class-names="">Formázva: 4 és abc</text:span></text:p>
          </draw:text-box>
          <svg:title/>
          <svg:desc/>
        </draw:frame>
        <draw:frame draw:id="id220" draw:style-name="a1419" draw:name="Szövegdoboz 5" svg:x="4.06557in" svg:y="2.27869in" svg:width="4.72131in" svg:height="0.40391in">
          <draw:text-box>
            <text:p text:style-name="a1418" text:class-names="" text:cond-style-name=""><text:span text:style-name="a1417" text:class-names="">Magától stringgé alakítja és kiírja</text:span></text:p>
          </draw:text-box>
          <svg:title/>
          <svg:desc/>
        </draw:frame>
        <presentation:notes draw:style-name="a1425">
          <draw:frame draw:id="id221" draw:style-name="a1422" draw:name="Dia számának helye 6" svg:x="4.67953in" svg:y="11.10827in" svg:width="3.5878in" svg:height="0.58425in">
            <draw:text-box>
              <text:p text:style-name="a1421" text:class-names="" text:cond-style-name=""><text:span text:style-name="a142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22" presentation:style-name="a1423" draw:name="Diakép helye 1">
            <svg:title/>
            <svg:desc/>
          </draw:page-thumbnail>
          <draw:frame draw:id="id223" presentation:style-name="a1424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8" draw:style-name="a1426" draw:master-page-name="Master1-Layout7-blank-Üres" presentation:presentation-page-layout-name="Master1-PPL7" draw:id="Slide-273">
        <draw:frame draw:id="id224" draw:style-name="a1429" draw:name="Szövegdoboz 1" svg:x="2.68583in" svg:y="0.47244in" svg:width="5.89685in" svg:height="0.65866in">
          <draw:text-box>
            <text:p text:style-name="a1428" text:class-names="" text:cond-style-name=""><text:span text:style-name="a1427" text:class-names="">Vezérlési szerkezetek</text:span></text:p>
          </draw:text-box>
          <svg:title/>
          <svg:desc/>
        </draw:frame>
        <draw:frame draw:id="id225" draw:style-name="a1432" draw:name="Szövegdoboz 2" svg:x="3.94567in" svg:y="1.37795in" svg:width="1.56614in" svg:height="0.47402in">
          <draw:text-box>
            <text:p text:style-name="a1431" text:class-names="" text:cond-style-name=""><text:span text:style-name="a1430" text:class-names="">Elágazás</text:span></text:p>
          </draw:text-box>
          <svg:title/>
          <svg:desc/>
        </draw:frame>
        <draw:frame draw:id="id226" draw:style-name="a1453" draw:name="Szövegdoboz 3" svg:x="5.11811in" svg:y="2.3622in" svg:width="5.24764in" svg:height="3.3248in">
          <draw:text-box>
            <text:p text:style-name="a1434" text:class-names="" text:cond-style-name=""><text:span text:style-name="a1433" text:class-names="">&gt;&gt;&gt; x = 5</text:span></text:p>
            <text:p text:style-name="a1436" text:class-names="" text:cond-style-name=""><text:span text:style-name="a1435" text:class-names="">&gt;&gt;&gt; if x &lt; 5:</text:span></text:p>
            <text:p text:style-name="a1438" text:class-names="" text:cond-style-name=""><text:span text:style-name="a1437" text:class-names="">... <text:s text:c="4"/>print "Kisebb ötnél!"</text:span></text:p>
            <text:p text:style-name="a1440" text:class-names="" text:cond-style-name=""><text:span text:style-name="a1439" text:class-names="">... elif x&gt;5:</text:span></text:p>
            <text:p text:style-name="a1442" text:class-names="" text:cond-style-name=""><text:span text:style-name="a1441" text:class-names="">... <text:s text:c="4"/>print "Nagyobb ötnél!"</text:span></text:p>
            <text:p text:style-name="a1444" text:class-names="" text:cond-style-name=""><text:span text:style-name="a1443" text:class-names="">... else:</text:span></text:p>
            <text:p text:style-name="a1446" text:class-names="" text:cond-style-name=""><text:span text:style-name="a1445" text:class-names="">... <text:s text:c="4"/>print "x==5"</text:span></text:p>
            <text:p text:style-name="a1448" text:class-names="" text:cond-style-name=""><text:span text:style-name="a1447" text:class-names="">...</text:span></text:p>
            <text:p text:style-name="a1450" text:class-names="" text:cond-style-name=""><text:span text:style-name="a1449" text:class-names="">x==5</text:span></text:p>
            <text:p text:style-name="a1452" text:class-names="" text:cond-style-name=""><text:span text:style-name="a1451" text:class-names=""><text:s text:c="1"/></text:span></text:p>
          </draw:text-box>
          <svg:title/>
          <svg:desc/>
        </draw:frame>
        <draw:frame draw:id="id227" draw:style-name="a1490" draw:name="Szövegdoboz 4" svg:x="1.15551in" svg:y="2.28504in" svg:width="2.97835in" svg:height="4.17283in">
          <draw:text-box>
            <text:p text:style-name="a1457" text:class-names="" text:cond-style-name=""><text:span text:style-name="a1454" text:class-names=""><text:s text:c="1"/>if<text:s text:c="1"/></text:span><text:span text:style-name="a1455" text:class-names="">feltétel</text:span><text:span text:style-name="a1456" text:class-names="">:</text:span></text:p>
            <text:p text:style-name="a1460" text:class-names="" text:cond-style-name=""><text:span text:style-name="a1458" text:class-names=""><text:tab/></text:span><text:span text:style-name="a1459" text:class-names="">utasítások</text:span></text:p>
            <text:p text:style-name="a1462" text:class-names="" text:cond-style-name=""><text:span text:style-name="a1461" text:class-names=""><text:s text:c="6"/>...</text:span></text:p>
            <text:p text:style-name="a1466" text:class-names="" text:cond-style-name=""><text:span text:style-name="a1463" text:class-names="">elif<text:s text:c="1"/></text:span><text:span text:style-name="a1464" text:class-names="">feltétel</text:span><text:span text:style-name="a1465" text:class-names="">:</text:span></text:p>
            <text:p text:style-name="a1469" text:class-names="" text:cond-style-name=""><text:span text:style-name="a1467" text:class-names=""><text:tab/></text:span><text:span text:style-name="a1468" text:class-names="">utasítások</text:span></text:p>
            <text:p text:style-name="a1471" text:class-names="" text:cond-style-name=""><text:span text:style-name="a1470" text:class-names=""><text:s text:c="6"/>...</text:span></text:p>
            <text:p text:style-name="a1475" text:class-names="" text:cond-style-name=""><text:span text:style-name="a1472" text:class-names="">elif<text:s text:c="1"/></text:span><text:span text:style-name="a1473" text:class-names="">feltétel</text:span><text:span text:style-name="a1474" text:class-names="">:</text:span></text:p>
            <text:p text:style-name="a1478" text:class-names="" text:cond-style-name=""><text:span text:style-name="a1476" text:class-names=""><text:tab/></text:span><text:span text:style-name="a1477" text:class-names="">utasítások</text:span></text:p>
            <text:p text:style-name="a1480" text:class-names="" text:cond-style-name=""><text:span text:style-name="a1479" text:class-names=""><text:s text:c="6"/>...</text:span></text:p>
            <text:p text:style-name="a1482" text:class-names="" text:cond-style-name=""><text:span text:style-name="a1481" text:class-names="">...</text:span></text:p>
            <text:p text:style-name="a1484" text:class-names="" text:cond-style-name=""><text:span text:style-name="a1483" text:class-names="">else:</text:span></text:p>
            <text:p text:style-name="a1487" text:class-names="" text:cond-style-name=""><text:span text:style-name="a1485" text:class-names=""><text:tab/></text:span><text:span text:style-name="a1486" text:class-names="">utasítások</text:span></text:p>
            <text:p text:style-name="a1489" text:class-names="" text:cond-style-name=""><text:span text:style-name="a1488" text:class-names=""><text:s text:c="6"/>...</text:span></text:p>
          </draw:text-box>
          <svg:title/>
          <svg:desc/>
        </draw:frame>
        <draw:frame draw:id="id228" draw:style-name="a1493" draw:name="Szövegdoboz 7" svg:x="7.04918in" svg:y="2.67213in" svg:width="3.80328in" svg:height="0.40391in">
          <draw:text-box>
            <text:p text:style-name="a1492" text:class-names="" text:cond-style-name=""><text:span text:style-name="a1491" text:class-names="">: minden feltétel után kell</text:span></text:p>
          </draw:text-box>
          <svg:title/>
          <svg:desc/>
        </draw:frame>
        <draw:frame draw:id="id229" draw:style-name="a1496" draw:name="Szövegdoboz 8" svg:x="5.32787in" svg:y="5.88525in" svg:width="4.06557in" svg:height="0.40391in">
          <draw:text-box>
            <text:p text:style-name="a1495" text:class-names="" text:cond-style-name=""><text:span text:style-name="a1494" text:class-names="">Sok enterrel kilép</text:span></text:p>
          </draw:text-box>
          <svg:title/>
          <svg:desc/>
        </draw:frame>
        <draw:frame draw:id="id230" draw:style-name="a1499" draw:name="Szövegdoboz 9" svg:x="9.11475in" svg:y="3.27869in" svg:width="3.62295in" svg:height="0.70684in">
          <draw:text-box>
            <text:p text:style-name="a1498" text:class-names="" text:cond-style-name=""><text:span text:style-name="a1497" text:class-names="">Lehet olyan ágat csinálni ahova nem jut el, nem ellenőrzi</text:span></text:p>
          </draw:text-box>
          <svg:title/>
          <svg:desc/>
        </draw:frame>
        <presentation:notes draw:style-name="a1505">
          <draw:frame draw:id="id231" draw:style-name="a1502" draw:name="Dia számának helye 6" svg:x="4.67953in" svg:y="11.10827in" svg:width="3.5878in" svg:height="0.58425in">
            <draw:text-box>
              <text:p text:style-name="a1501" text:class-names="" text:cond-style-name=""><text:span text:style-name="a1500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32" presentation:style-name="a1503" draw:name="Diakép helye 1">
            <svg:title/>
            <svg:desc/>
          </draw:page-thumbnail>
          <draw:frame draw:id="id233" presentation:style-name="a1504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9" draw:style-name="a1506" draw:master-page-name="Master1-Layout7-blank-Üres" presentation:presentation-page-layout-name="Master1-PPL7" draw:id="Slide-274">
        <draw:frame draw:id="id234" draw:style-name="a1509" draw:name="Szövegdoboz 1" svg:x="2.68583in" svg:y="0.47244in" svg:width="5.89685in" svg:height="0.65866in">
          <draw:text-box>
            <text:p text:style-name="a1508" text:class-names="" text:cond-style-name=""><text:span text:style-name="a1507" text:class-names="">Vezérlési szerkezetek</text:span></text:p>
          </draw:text-box>
          <svg:title/>
          <svg:desc/>
        </draw:frame>
        <draw:frame draw:id="id235" draw:style-name="a1512" draw:name="Szövegdoboz 2" svg:x="4.14252in" svg:y="1.37795in" svg:width="1.56614in" svg:height="0.47402in">
          <draw:text-box>
            <text:p text:style-name="a1511" text:class-names="" text:cond-style-name=""><text:span text:style-name="a1510" text:class-names="">Elágazás</text:span></text:p>
          </draw:text-box>
          <svg:title/>
          <svg:desc/>
        </draw:frame>
        <draw:frame draw:id="id236" draw:style-name="a1527" draw:name="Szövegdoboz 3" svg:x="2.08661in" svg:y="5.33071in" svg:width="5.24764in" svg:height="2.35394in">
          <draw:text-box>
            <text:p text:style-name="a1514" text:class-names="" text:cond-style-name=""><text:span text:style-name="a1513" text:class-names="">&gt;&gt;&gt; if x &lt; 5:</text:span></text:p>
            <text:p text:style-name="a1516" text:class-names="" text:cond-style-name=""><text:span text:style-name="a1515" text:class-names="">... <text:s text:c="4"/>print "Kisebb ötnél!"</text:span></text:p>
            <text:p text:style-name="a1518" text:class-names="" text:cond-style-name=""><text:span text:style-name="a1517" text:class-names="">... elif x&gt;5:</text:span></text:p>
            <text:p text:style-name="a1520" text:class-names="" text:cond-style-name=""><text:span text:style-name="a1519" text:class-names="">... <text:s text:c="4"/>print "Nagyobb ötnél!"</text:span></text:p>
            <text:p text:style-name="a1522" text:class-names="" text:cond-style-name=""><text:span text:style-name="a1521" text:class-names="">...</text:span></text:p>
            <text:p text:style-name="a1524" text:class-names="" text:cond-style-name=""><text:span text:style-name="a1523" text:class-names="">&gt;&gt;&gt;</text:span></text:p>
            <text:p text:style-name="a1526" text:class-names="" text:cond-style-name=""><text:span text:style-name="a1525" text:class-names=""><text:s text:c="1"/></text:span></text:p>
          </draw:text-box>
          <svg:title/>
          <svg:desc/>
        </draw:frame>
        <draw:frame draw:id="id237" draw:style-name="a1546" draw:name="Szövegdoboz 4" svg:x="2.08661in" svg:y="2.01417in" svg:width="6.25748in" svg:height="3.01142in">
          <draw:text-box>
            <text:p text:style-name="a1529" text:class-names="" text:cond-style-name=""><text:span text:style-name="a1528" text:class-names="">&gt;&gt;&gt; x = 5</text:span></text:p>
            <text:p text:style-name="a1531" text:class-names="" text:cond-style-name=""><text:span text:style-name="a1530" text:class-names="">&gt;&gt;&gt; if x &lt;= 5:</text:span></text:p>
            <text:p text:style-name="a1533" text:class-names="" text:cond-style-name=""><text:span text:style-name="a1532" text:class-names="">... <text:s text:c="4"/>print "Kisebbegyenlo ötnél!"</text:span></text:p>
            <text:p text:style-name="a1535" text:class-names="" text:cond-style-name=""><text:span text:style-name="a1534" text:class-names="">... elif x&gt;5:</text:span></text:p>
            <text:p text:style-name="a1537" text:class-names="" text:cond-style-name=""><text:span text:style-name="a1536" text:class-names="">... <text:s text:c="4"/>print "Nagyobb ötnél!"</text:span></text:p>
            <text:p text:style-name="a1539" text:class-names="" text:cond-style-name=""><text:span text:style-name="a1538" text:class-names="">... else:</text:span></text:p>
            <text:p text:style-name="a1541" text:class-names="" text:cond-style-name=""><text:span text:style-name="a1540" text:class-names="">... <text:s text:c="4"/>print "x==5"</text:span></text:p>
            <text:p text:style-name="a1543" text:class-names="" text:cond-style-name=""><text:span text:style-name="a1542" text:class-names="">...</text:span></text:p>
            <text:p text:style-name="a1545" text:class-names="" text:cond-style-name=""><text:span text:style-name="a1544" text:class-names="">Kisebbegyenlo ötnél!</text:span></text:p>
          </draw:text-box>
          <svg:title/>
          <svg:desc/>
        </draw:frame>
        <presentation:notes draw:style-name="a1552">
          <draw:frame draw:id="id238" draw:style-name="a1549" draw:name="Dia számának helye 6" svg:x="4.67953in" svg:y="11.10827in" svg:width="3.5878in" svg:height="0.58425in">
            <draw:text-box>
              <text:p text:style-name="a1548" text:class-names="" text:cond-style-name=""><text:span text:style-name="a1547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39" presentation:style-name="a1550" draw:name="Diakép helye 1">
            <svg:title/>
            <svg:desc/>
          </draw:page-thumbnail>
          <draw:frame draw:id="id240" presentation:style-name="a1551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0" draw:style-name="a1553" draw:master-page-name="Master1-Layout7-blank-Üres" presentation:presentation-page-layout-name="Master1-PPL7" draw:id="Slide-275">
        <draw:frame draw:id="id241" draw:style-name="a1556" draw:name="Szövegdoboz 1" svg:x="3.98504in" svg:y="0.47244in" svg:width="2.82598in" svg:height="0.65866in">
          <draw:text-box>
            <text:p text:style-name="a1555" text:class-names="" text:cond-style-name=""><text:span text:style-name="a1554" text:class-names="">Feltételek</text:span></text:p>
          </draw:text-box>
          <svg:title/>
          <svg:desc/>
        </draw:frame>
        <draw:frame draw:id="id242" draw:style-name="a1593" draw:name="Szövegdoboz 2" svg:x="1.5748in" svg:y="1.5748in" svg:width="8.79252in" svg:height="5.35157in">
          <draw:text-box>
            <text:p text:style-name="a1560" text:class-names="" text:cond-style-name=""><text:span text:style-name="a1557" text:class-names="">x == y <text:s text:c="13"/># x egyenlő</text:span><text:span text:style-name="a1558" text:class-names=""><text:s text:c="1"/></text:span><text:span text:style-name="a1559" text:class-names="">y -nal</text:span></text:p>
            <text:p text:style-name="a1564" text:class-names="" text:cond-style-name=""><text:span text:style-name="a1561" text:class-names="">x != y <text:s text:c="14"/># x nem egyenlő</text:span><text:span text:style-name="a1562" text:class-names=""><text:s text:c="1"/></text:span><text:span text:style-name="a1563" text:class-names="">y -nal</text:span></text:p>
            <text:p text:style-name="a1566" text:class-names="" text:cond-style-name=""><text:span text:style-name="a1565" text:class-names="">x &gt; y <text:s text:c="15"/># x nagyobb, mint y</text:span></text:p>
            <text:p text:style-name="a1568" text:class-names="" text:cond-style-name=""><text:span text:style-name="a1567" text:class-names="">x &lt; y <text:s text:c="15"/># x kisebb, mint y</text:span></text:p>
            <text:p text:style-name="a1572" text:class-names="" text:cond-style-name=""><text:span text:style-name="a1569" text:class-names="">x &gt;= y <text:s text:c="13"/># x nagyobb, vagy egyenlő</text:span><text:span text:style-name="a1570" text:class-names=""><text:s text:c="1"/></text:span><text:span text:style-name="a1571" text:class-names="">mint y</text:span></text:p>
            <text:p text:style-name="a1576" text:class-names="" text:cond-style-name=""><text:span text:style-name="a1573" text:class-names="">x &lt;= y <text:s text:c="13"/># x kisebb, vagy egyenlő</text:span><text:span text:style-name="a1574" text:class-names=""><text:s text:c="1"/></text:span><text:span text:style-name="a1575" text:class-names="">mint y</text:span></text:p>
            <text:p text:style-name="a1578" text:class-names="" text:cond-style-name=""><text:span text:style-name="a1577" text:class-names=""/></text:p>
            <text:p text:style-name="a1580" text:class-names="" text:cond-style-name=""><text:span text:style-name="a1579" text:class-names="">Szekvenciák (stringek, listák es tuple-k) összehasonlítása</text:span></text:p>
            <text:p text:style-name="a1582" text:class-names="" text:cond-style-name=""><text:span text:style-name="a1581" text:class-names="">a lexikografikus sorrendjük alapján történik.</text:span></text:p>
            <text:p text:style-name="a1584" text:class-names="" text:cond-style-name=""><text:span text:style-name="a1583" text:class-names=""/></text:p>
            <text:p text:style-name="a1586" text:class-names="" text:cond-style-name=""><text:span text:style-name="a1585" text:class-names="">Hamis: <text:s text:c="7"/>False, 0, "", [ ], { }, (), None</text:span></text:p>
            <text:p text:style-name="a1588" text:class-names="" text:cond-style-name=""><text:span text:style-name="a1587" text:class-names="">Igaz: <text:s text:c="10"/>ami nem hamis</text:span></text:p>
            <text:p text:style-name="a1590" text:class-names="" text:cond-style-name=""><text:span text:style-name="a1589" text:class-names=""/></text:p>
            <text:p text:style-name="a1592" text:class-names="" text:cond-style-name=""><text:span text:style-name="a1591" text:class-names="">Logikai műveletek: and, or, not</text:span></text:p>
          </draw:text-box>
          <svg:title/>
          <svg:desc/>
        </draw:frame>
        <draw:frame draw:id="id243" draw:style-name="a1596" draw:name="Szövegdoboz 5" svg:x="7.88525in" svg:y="5.65574in" svg:width="3.95082in" svg:height="0.40391in">
          <draw:text-box>
            <text:p text:style-name="a1595" text:class-names="" text:cond-style-name=""><text:span text:style-name="a1594" text:class-names="">None – érték nélküli fv visszahívás</text:span></text:p>
          </draw:text-box>
          <svg:title/>
          <svg:desc/>
        </draw:frame>
        <presentation:notes draw:style-name="a1602">
          <draw:frame draw:id="id244" draw:style-name="a1599" draw:name="Dia számának helye 6" svg:x="4.67953in" svg:y="11.10827in" svg:width="3.5878in" svg:height="0.58425in">
            <draw:text-box>
              <text:p text:style-name="a1598" text:class-names="" text:cond-style-name=""><text:span text:style-name="a1597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45" presentation:style-name="a1600" draw:name="Diakép helye 1">
            <svg:title/>
            <svg:desc/>
          </draw:page-thumbnail>
          <draw:frame draw:id="id246" presentation:style-name="a1601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1" draw:style-name="a1603" draw:master-page-name="Master1-Layout7-blank-Üres" presentation:presentation-page-layout-name="Master1-PPL7" draw:id="Slide-276">
        <draw:frame draw:id="id247" draw:style-name="a1606" draw:name="Szövegdoboz 1" svg:x="2.68583in" svg:y="0.47244in" svg:width="5.89685in" svg:height="0.65866in">
          <draw:text-box>
            <text:p text:style-name="a1605" text:class-names="" text:cond-style-name=""><text:span text:style-name="a1604" text:class-names="">Vezérlési szerkezetek</text:span></text:p>
          </draw:text-box>
          <svg:title/>
          <svg:desc/>
        </draw:frame>
        <draw:frame draw:id="id248" draw:style-name="a1609" draw:name="Szövegdoboz 2" svg:x="4.14252in" svg:y="1.30118in" svg:width="1.56614in" svg:height="0.47402in">
          <draw:text-box>
            <text:p text:style-name="a1608" text:class-names="" text:cond-style-name=""><text:span text:style-name="a1607" text:class-names="">Elágazás</text:span></text:p>
          </draw:text-box>
          <svg:title/>
          <svg:desc/>
        </draw:frame>
        <draw:frame draw:id="id249" draw:style-name="a1630" draw:name="Szövegdoboz 3" svg:x="2.3622in" svg:y="4.94646in" svg:width="5.58425in" svg:height="3.3248in">
          <draw:text-box>
            <text:p text:style-name="a1611" text:class-names="" text:cond-style-name=""><text:span text:style-name="a1610" text:class-names="">&gt;&gt;&gt; if "abc" &lt; 'abd':</text:span></text:p>
            <text:p text:style-name="a1613" text:class-names="" text:cond-style-name=""><text:span text:style-name="a1612" text:class-names="">... <text:s text:c="4"/>print "Az 'abc' kisebb!"</text:span></text:p>
            <text:p text:style-name="a1615" text:class-names="" text:cond-style-name=""><text:span text:style-name="a1614" text:class-names="">...</text:span></text:p>
            <text:p text:style-name="a1617" text:class-names="" text:cond-style-name=""><text:span text:style-name="a1616" text:class-names="">Az 'abc' kisebb!</text:span></text:p>
            <text:p text:style-name="a1619" text:class-names="" text:cond-style-name=""><text:span text:style-name="a1618" text:class-names=""/></text:p>
            <text:p text:style-name="a1621" text:class-names="" text:cond-style-name=""><text:span text:style-name="a1620" text:class-names="">&gt;&gt;&gt; if [1,2,3,4,5] &lt; [3,4,5]:</text:span></text:p>
            <text:p text:style-name="a1623" text:class-names="" text:cond-style-name=""><text:span text:style-name="a1622" text:class-names="">... <text:s text:c="4"/>print "Az elso kisebb!"</text:span></text:p>
            <text:p text:style-name="a1625" text:class-names="" text:cond-style-name=""><text:span text:style-name="a1624" text:class-names="">...</text:span></text:p>
            <text:p text:style-name="a1627" text:class-names="" text:cond-style-name=""><text:span text:style-name="a1626" text:class-names="">Az elso kisebb!</text:span></text:p>
            <text:p text:style-name="a1629" text:class-names="" text:cond-style-name=""><text:span text:style-name="a1628" text:class-names=""/></text:p>
          </draw:text-box>
          <svg:title/>
          <svg:desc/>
        </draw:frame>
        <draw:frame draw:id="id250" draw:style-name="a1645" draw:name="Szövegdoboz 4" svg:x="2.32283in" svg:y="1.9685in" svg:width="6.69291in" svg:height="2.36417in">
          <draw:text-box>
            <text:p text:style-name="a1632" text:class-names="" text:cond-style-name=""><text:span text:style-name="a1631" text:class-names="">&gt;&gt;&gt; lista = [0,1,2,3,4,5]</text:span></text:p>
            <text:p text:style-name="a1634" text:class-names="" text:cond-style-name=""><text:span text:style-name="a1633" text:class-names="">&gt;&gt;&gt; if lista[6:7]:</text:span></text:p>
            <text:p text:style-name="a1636" text:class-names="" text:cond-style-name=""><text:span text:style-name="a1635" text:class-names="">... <text:s text:c="4"/>print "Van hatodik elem"</text:span></text:p>
            <text:p text:style-name="a1638" text:class-names="" text:cond-style-name=""><text:span text:style-name="a1637" text:class-names="">... else:</text:span></text:p>
            <text:p text:style-name="a1640" text:class-names="" text:cond-style-name=""><text:span text:style-name="a1639" text:class-names="">... <text:s text:c="4"/>print "Nincs hatodik elem"</text:span></text:p>
            <text:p text:style-name="a1642" text:class-names="" text:cond-style-name=""><text:span text:style-name="a1641" text:class-names="">...</text:span></text:p>
            <text:p text:style-name="a1644" text:class-names="" text:cond-style-name=""><text:span text:style-name="a1643" text:class-names="">Nincs hatodik elem</text:span></text:p>
          </draw:text-box>
          <svg:title/>
          <svg:desc/>
        </draw:frame>
        <draw:frame draw:id="id251" draw:style-name="a1648" draw:name="Szövegdoboz 7" svg:x="6.06557in" svg:y="4.94646in" svg:width="3.45902in" svg:height="0.40391in">
          <draw:text-box>
            <text:p text:style-name="a1647" text:class-names="" text:cond-style-name=""><text:span text:style-name="a1646" text:class-names="">Lexikografikus összehasonlítá</text:span></text:p>
          </draw:text-box>
          <svg:title/>
          <svg:desc/>
        </draw:frame>
        <draw:frame draw:id="id252" draw:style-name="a1651" draw:name="Szövegdoboz 8" svg:x="6.06557in" svg:y="6.60886in" svg:width="3.45902in" svg:height="0.40391in">
          <draw:text-box>
            <text:p text:style-name="a1650" text:class-names="" text:cond-style-name=""><text:span text:style-name="a1649" text:class-names="">1es kisebb mint 3as</text:span></text:p>
          </draw:text-box>
          <svg:title/>
          <svg:desc/>
        </draw:frame>
        <draw:frame draw:id="id253" draw:style-name="a1654" draw:name="Szövegdoboz 9" svg:x="-3.67213in" svg:y="4.57097in" svg:width="4.4562in" svg:height="0.70684in">
          <draw:text-box>
            <text:p text:style-name="a1653" text:class-names="" text:cond-style-name=""><text:span text:style-name="a1652" text:class-names="">Típus: 12 kisebb mint 3, mert karaktereket hasonlít össze</text:span></text:p>
          </draw:text-box>
          <svg:title/>
          <svg:desc/>
        </draw:frame>
        <presentation:notes draw:style-name="a1660">
          <draw:frame draw:id="id254" draw:style-name="a1657" draw:name="Dia számának helye 6" svg:x="4.67953in" svg:y="11.10827in" svg:width="3.5878in" svg:height="0.58425in">
            <draw:text-box>
              <text:p text:style-name="a1656" text:class-names="" text:cond-style-name=""><text:span text:style-name="a1655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55" presentation:style-name="a1658" draw:name="Diakép helye 1">
            <svg:title/>
            <svg:desc/>
          </draw:page-thumbnail>
          <draw:frame draw:id="id256" presentation:style-name="a1659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2" draw:style-name="a1661" draw:master-page-name="Master1-Layout7-blank-Üres" presentation:presentation-page-layout-name="Master1-PPL7" draw:id="Slide-277">
        <draw:frame draw:id="id257" draw:style-name="a1664" draw:name="Szövegdoboz 1" svg:x="2.68583in" svg:y="0.47244in" svg:width="5.89685in" svg:height="0.65866in">
          <draw:text-box>
            <text:p text:style-name="a1663" text:class-names="" text:cond-style-name=""><text:span text:style-name="a1662" text:class-names="">Vezérlési szerkezetek</text:span></text:p>
          </draw:text-box>
          <svg:title/>
          <svg:desc/>
        </draw:frame>
        <draw:frame draw:id="id258" draw:style-name="a1667" draw:name="Szövegdoboz 2" svg:x="4.33071in" svg:y="1.1811in" svg:width="1.10275in" svg:height="0.47402in">
          <draw:text-box>
            <text:p text:style-name="a1666" text:class-names="" text:cond-style-name=""><text:span text:style-name="a1665" text:class-names="">Ciklus</text:span></text:p>
          </draw:text-box>
          <svg:title/>
          <svg:desc/>
        </draw:frame>
        <draw:frame draw:id="id259" draw:style-name="a1686" draw:name="Szövegdoboz 3" svg:x="5.90551in" svg:y="2.75591in" svg:width="4.06929in" svg:height="3.00118in">
          <draw:text-box>
            <text:p text:style-name="a1669" text:class-names="" text:cond-style-name=""><text:span text:style-name="a1668" text:class-names="">&gt;&gt;&gt; for x in [1,2,3,4]:</text:span></text:p>
            <text:p text:style-name="a1671" text:class-names="" text:cond-style-name=""><text:span text:style-name="a1670" text:class-names="">...<text:tab/>print x</text:span></text:p>
            <text:p text:style-name="a1673" text:class-names="" text:cond-style-name=""><text:span text:style-name="a1672" text:class-names="">...<text:tab/></text:span></text:p>
            <text:p text:style-name="a1675" text:class-names="" text:cond-style-name=""><text:span text:style-name="a1674" text:class-names="">1</text:span></text:p>
            <text:p text:style-name="a1677" text:class-names="" text:cond-style-name=""><text:span text:style-name="a1676" text:class-names="">2</text:span></text:p>
            <text:p text:style-name="a1679" text:class-names="" text:cond-style-name=""><text:span text:style-name="a1678" text:class-names="">3</text:span></text:p>
            <text:p text:style-name="a1681" text:class-names="" text:cond-style-name=""><text:span text:style-name="a1680" text:class-names="">4</text:span></text:p>
            <text:p text:style-name="a1683" text:class-names="" text:cond-style-name=""><text:span text:style-name="a1682" text:class-names=""/></text:p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260" draw:style-name="a1707" draw:name="Szövegdoboz 4" svg:x="1.35236in" svg:y="2.44094in" svg:width="2.02329in" svg:height="3.32503in">
          <draw:text-box>
            <text:p text:style-name="a1688" text:class-names="" text:cond-style-name=""><text:span text:style-name="a1687" text:class-names="">&gt;&gt;&gt; x = 0</text:span></text:p>
            <text:p text:style-name="a1690" text:class-names="" text:cond-style-name=""><text:span text:style-name="a1689" text:class-names="">&gt;&gt;&gt; while x&lt;4:</text:span></text:p>
            <text:p text:style-name="a1692" text:class-names="" text:cond-style-name=""><text:span text:style-name="a1691" text:class-names="">... <text:s text:c="6"/>print x</text:span></text:p>
            <text:p text:style-name="a1694" text:class-names="" text:cond-style-name=""><text:span text:style-name="a1693" text:class-names="">... <text:s text:c="6"/>x += 1</text:span></text:p>
            <text:p text:style-name="a1696" text:class-names="" text:cond-style-name=""><text:span text:style-name="a1695" text:class-names="">...</text:span></text:p>
            <text:p text:style-name="a1698" text:class-names="" text:cond-style-name=""><text:span text:style-name="a1697" text:class-names="">0</text:span></text:p>
            <text:p text:style-name="a1700" text:class-names="" text:cond-style-name=""><text:span text:style-name="a1699" text:class-names="">1</text:span></text:p>
            <text:p text:style-name="a1702" text:class-names="" text:cond-style-name=""><text:span text:style-name="a1701" text:class-names="">2</text:span></text:p>
            <text:p text:style-name="a1704" text:class-names="" text:cond-style-name=""><text:span text:style-name="a1703" text:class-names="">3</text:span></text:p>
            <text:p text:style-name="a1706" text:class-names="" text:cond-style-name=""><text:span text:style-name="a1705" text:class-names=""/></text:p>
          </draw:text-box>
          <svg:title/>
          <svg:desc/>
        </draw:frame>
        <presentation:notes draw:style-name="a1713">
          <draw:frame draw:id="id261" draw:style-name="a1710" draw:name="Dia számának helye 6" svg:x="4.67953in" svg:y="11.10827in" svg:width="3.5878in" svg:height="0.58425in">
            <draw:text-box>
              <text:p text:style-name="a1709" text:class-names="" text:cond-style-name=""><text:span text:style-name="a1708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62" presentation:style-name="a1711" draw:name="Diakép helye 1">
            <svg:title/>
            <svg:desc/>
          </draw:page-thumbnail>
          <draw:frame draw:id="id263" presentation:style-name="a1712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3" draw:style-name="a1714" draw:master-page-name="Master1-Layout7-blank-Üres" presentation:presentation-page-layout-name="Master1-PPL7" draw:id="Slide-278">
        <draw:frame draw:id="id264" draw:style-name="a1717" draw:name="Szövegdoboz 1" svg:x="2.68583in" svg:y="0.47244in" svg:width="5.89685in" svg:height="0.65866in">
          <draw:text-box>
            <text:p text:style-name="a1716" text:class-names="" text:cond-style-name=""><text:span text:style-name="a1715" text:class-names="">Vezérlési szerkezetek</text:span></text:p>
          </draw:text-box>
          <svg:title/>
          <svg:desc/>
        </draw:frame>
        <draw:frame draw:id="id265" draw:style-name="a1720" draw:name="Szövegdoboz 2" svg:x="4.33071in" svg:y="1.1811in" svg:width="1.10275in" svg:height="0.47402in">
          <draw:text-box>
            <text:p text:style-name="a1719" text:class-names="" text:cond-style-name=""><text:span text:style-name="a1718" text:class-names="">Ciklus</text:span></text:p>
          </draw:text-box>
          <svg:title/>
          <svg:desc/>
        </draw:frame>
        <draw:frame draw:id="id266" draw:style-name="a1745" draw:name="Szövegdoboz 3" svg:x="0.98425in" svg:y="2.33071in" svg:width="3.73268in" svg:height="3.97205in">
          <draw:text-box>
            <text:p text:style-name="a1722" text:class-names="" text:cond-style-name=""><text:span text:style-name="a1721" text:class-names=""/></text:p>
            <text:p text:style-name="a1724" text:class-names="" text:cond-style-name=""><text:span text:style-name="a1723" text:class-names="">&gt;&gt;&gt; for x in "abcde":</text:span></text:p>
            <text:p text:style-name="a1726" text:class-names="" text:cond-style-name=""><text:span text:style-name="a1725" text:class-names="">... <text:s text:c="4"/>print x</text:span></text:p>
            <text:p text:style-name="a1728" text:class-names="" text:cond-style-name=""><text:span text:style-name="a1727" text:class-names="">...</text:span></text:p>
            <text:p text:style-name="a1730" text:class-names="" text:cond-style-name=""><text:span text:style-name="a1729" text:class-names="">a</text:span></text:p>
            <text:p text:style-name="a1732" text:class-names="" text:cond-style-name=""><text:span text:style-name="a1731" text:class-names="">b</text:span></text:p>
            <text:p text:style-name="a1734" text:class-names="" text:cond-style-name=""><text:span text:style-name="a1733" text:class-names="">c</text:span></text:p>
            <text:p text:style-name="a1736" text:class-names="" text:cond-style-name=""><text:span text:style-name="a1735" text:class-names="">d</text:span></text:p>
            <text:p text:style-name="a1738" text:class-names="" text:cond-style-name=""><text:span text:style-name="a1737" text:class-names="">e</text:span></text:p>
            <text:p text:style-name="a1740" text:class-names="" text:cond-style-name=""><text:span text:style-name="a1739" text:class-names="">&gt;&gt;&gt; x</text:span></text:p>
            <text:p text:style-name="a1742" text:class-names="" text:cond-style-name=""><text:span text:style-name="a1741" text:class-names="">'e'</text:span></text:p>
            <text:p text:style-name="a1744" text:class-names="" text:cond-style-name=""><text:span text:style-name="a1743" text:class-names=""/></text:p>
          </draw:text-box>
          <svg:title/>
          <svg:desc/>
        </draw:frame>
        <draw:frame draw:id="id267" draw:style-name="a1776" draw:name="Szövegdoboz 4" svg:x="5.60472in" svg:y="2.34409in" svg:width="4.23779in" svg:height="4.94291in">
          <draw:text-box>
            <text:p text:style-name="a1747" text:class-names="" text:cond-style-name=""><text:span text:style-name="a1746" text:class-names="">&gt;&gt;&gt; for x in range(4,8):</text:span></text:p>
            <text:p text:style-name="a1749" text:class-names="" text:cond-style-name=""><text:span text:style-name="a1748" text:class-names="">...<text:tab/>print x</text:span></text:p>
            <text:p text:style-name="a1751" text:class-names="" text:cond-style-name=""><text:span text:style-name="a1750" text:class-names=""/></text:p>
            <text:p text:style-name="a1753" text:class-names="" text:cond-style-name=""><text:span text:style-name="a1752" text:class-names=""><text:tab/></text:span></text:p>
            <text:p text:style-name="a1755" text:class-names="" text:cond-style-name=""><text:span text:style-name="a1754" text:class-names="">4</text:span></text:p>
            <text:p text:style-name="a1757" text:class-names="" text:cond-style-name=""><text:span text:style-name="a1756" text:class-names="">5</text:span></text:p>
            <text:p text:style-name="a1759" text:class-names="" text:cond-style-name=""><text:span text:style-name="a1758" text:class-names="">6</text:span></text:p>
            <text:p text:style-name="a1761" text:class-names="" text:cond-style-name=""><text:span text:style-name="a1760" text:class-names="">7</text:span></text:p>
            <text:p text:style-name="a1763" text:class-names="" text:cond-style-name=""><text:span text:style-name="a1762" text:class-names=""/></text:p>
            <text:p text:style-name="a1765" text:class-names="" text:cond-style-name=""><text:span text:style-name="a1764" text:class-names="">&gt;&gt;&gt; range(11,15)</text:span></text:p>
            <text:p text:style-name="a1767" text:class-names="" text:cond-style-name=""><text:span text:style-name="a1766" text:class-names="">[11, 12, 13, 14]</text:span></text:p>
            <text:p text:style-name="a1769" text:class-names="" text:cond-style-name=""><text:span text:style-name="a1768" text:class-names="">&gt;&gt;&gt; range(4)</text:span></text:p>
            <text:p text:style-name="a1771" text:class-names="" text:cond-style-name=""><text:span text:style-name="a1770" text:class-names="">[0, 1, 2, 3]</text:span></text:p>
            <text:p text:style-name="a1773" text:class-names="" text:cond-style-name=""><text:span text:style-name="a1772" text:class-names="">&gt;&gt;&gt; range(2,10,3)</text:span></text:p>
            <text:p text:style-name="a1775" text:class-names="" text:cond-style-name=""><text:span text:style-name="a1774" text:class-names="">[2, 5, 8]</text:span></text:p>
          </draw:text-box>
          <svg:title/>
          <svg:desc/>
        </draw:frame>
        <draw:frame draw:id="id268" draw:style-name="a1781" draw:name="Szövegdoboz 7" svg:x="8.40984in" svg:y="5.64641in" svg:width="4.13115in" svg:height="1.3127in">
          <draw:text-box>
            <text:p text:style-name="a1778" text:class-names="" text:cond-style-name=""><text:span text:style-name="a1777" text:class-names="">1 paraméter, annyiszor hajtja végre<text:line-break/>2 paraméter, 2. nincs benne</text:span></text:p>
            <text:p text:style-name="a1780" text:class-names="" text:cond-style-name=""><text:span text:style-name="a1779" text:class-names="">3 paraméter, 3. lépésszám<text:line-break/></text:span></text:p>
          </draw:text-box>
          <svg:title/>
          <svg:desc/>
        </draw:frame>
        <presentation:notes draw:style-name="a1787">
          <draw:frame draw:id="id269" draw:style-name="a1784" draw:name="Dia számának helye 6" svg:x="4.67953in" svg:y="11.10827in" svg:width="3.5878in" svg:height="0.58425in">
            <draw:text-box>
              <text:p text:style-name="a1783" text:class-names="" text:cond-style-name=""><text:span text:style-name="a1782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70" presentation:style-name="a1785" draw:name="Diakép helye 1">
            <svg:title/>
            <svg:desc/>
          </draw:page-thumbnail>
          <draw:frame draw:id="id271" presentation:style-name="a1786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4" draw:style-name="a1788" draw:master-page-name="Master1-Layout7-blank-Üres" presentation:presentation-page-layout-name="Master1-PPL7" draw:id="Slide-279">
        <draw:frame draw:id="id272" draw:style-name="a1791" draw:name="Szövegdoboz 1" svg:x="2.68583in" svg:y="0.47244in" svg:width="5.89685in" svg:height="0.65866in">
          <draw:text-box>
            <text:p text:style-name="a1790" text:class-names="" text:cond-style-name=""><text:span text:style-name="a1789" text:class-names="">Vezérlési szerkezetek</text:span></text:p>
          </draw:text-box>
          <svg:title/>
          <svg:desc/>
        </draw:frame>
        <draw:frame draw:id="id273" draw:style-name="a1794" draw:name="Szövegdoboz 2" svg:x="4.33071in" svg:y="1.17953in" svg:width="1.10275in" svg:height="0.47402in">
          <draw:text-box>
            <text:p text:style-name="a1793" text:class-names="" text:cond-style-name=""><text:span text:style-name="a1792" text:class-names="">Ciklus</text:span></text:p>
          </draw:text-box>
          <svg:title/>
          <svg:desc/>
        </draw:frame>
        <draw:frame draw:id="id274" draw:style-name="a1825" draw:name="Szövegdoboz 3" svg:x="5.60315in" svg:y="2.43346in" svg:width="4.91102in" svg:height="4.94291in">
          <draw:text-box>
            <text:p text:style-name="a1796" text:class-names="" text:cond-style-name=""><text:span text:style-name="a1795" text:class-names="">&gt;&gt;&gt; for x in range(12):</text:span></text:p>
            <text:p text:style-name="a1798" text:class-names="" text:cond-style-name=""><text:span text:style-name="a1797" text:class-names="">... <text:s text:c="4"/>if x &gt; 6 and x &lt; 10:</text:span></text:p>
            <text:p text:style-name="a1800" text:class-names="" text:cond-style-name=""><text:span text:style-name="a1799" text:class-names="">... <text:s text:c="12"/>continue</text:span></text:p>
            <text:p text:style-name="a1802" text:class-names="" text:cond-style-name=""><text:span text:style-name="a1801" text:class-names="">... <text:s text:c="4"/>print x</text:span></text:p>
            <text:p text:style-name="a1804" text:class-names="" text:cond-style-name=""><text:span text:style-name="a1803" text:class-names="">...</text:span></text:p>
            <text:p text:style-name="a1806" text:class-names="" text:cond-style-name=""><text:span text:style-name="a1805" text:class-names="">0</text:span></text:p>
            <text:p text:style-name="a1808" text:class-names="" text:cond-style-name=""><text:span text:style-name="a1807" text:class-names="">1</text:span></text:p>
            <text:p text:style-name="a1810" text:class-names="" text:cond-style-name=""><text:span text:style-name="a1809" text:class-names="">2</text:span></text:p>
            <text:p text:style-name="a1812" text:class-names="" text:cond-style-name=""><text:span text:style-name="a1811" text:class-names="">3</text:span></text:p>
            <text:p text:style-name="a1814" text:class-names="" text:cond-style-name=""><text:span text:style-name="a1813" text:class-names="">4</text:span></text:p>
            <text:p text:style-name="a1816" text:class-names="" text:cond-style-name=""><text:span text:style-name="a1815" text:class-names="">5</text:span></text:p>
            <text:p text:style-name="a1818" text:class-names="" text:cond-style-name=""><text:span text:style-name="a1817" text:class-names="">6</text:span></text:p>
            <text:p text:style-name="a1820" text:class-names="" text:cond-style-name=""><text:span text:style-name="a1819" text:class-names="">10</text:span></text:p>
            <text:p text:style-name="a1822" text:class-names="" text:cond-style-name=""><text:span text:style-name="a1821" text:class-names="">11</text:span></text:p>
            <text:p text:style-name="a1824" text:class-names="" text:cond-style-name=""><text:span text:style-name="a1823" text:class-names=""><text:s text:c="1"/></text:span></text:p>
          </draw:text-box>
          <svg:title/>
          <svg:desc/>
        </draw:frame>
        <draw:frame draw:id="id275" draw:style-name="a1854" draw:name="Szövegdoboz 4" svg:x="0.60512in" svg:y="2.35984in" svg:width="4.39488in" svg:height="4.62953in">
          <draw:text-box>
            <text:p text:style-name="a1827" text:class-names="" text:cond-style-name=""><text:span text:style-name="a1826" text:class-names="">&gt;&gt;&gt; x = 0</text:span></text:p>
            <text:p text:style-name="a1829" text:class-names="" text:cond-style-name=""><text:span text:style-name="a1828" text:class-names="">&gt;&gt;&gt; while x &lt;10:</text:span></text:p>
            <text:p text:style-name="a1831" text:class-names="" text:cond-style-name=""><text:span text:style-name="a1830" text:class-names="">... <text:s text:c="4"/>print x</text:span></text:p>
            <text:p text:style-name="a1833" text:class-names="" text:cond-style-name=""><text:span text:style-name="a1832" text:class-names="">... <text:s text:c="4"/>if x &gt;5:</text:span></text:p>
            <text:p text:style-name="a1835" text:class-names="" text:cond-style-name=""><text:span text:style-name="a1834" text:class-names="">... <text:s text:c="12"/>break</text:span></text:p>
            <text:p text:style-name="a1837" text:class-names="" text:cond-style-name=""><text:span text:style-name="a1836" text:class-names="">... <text:s text:c="4"/>x = x + 1</text:span></text:p>
            <text:p text:style-name="a1839" text:class-names="" text:cond-style-name=""><text:span text:style-name="a1838" text:class-names="">...</text:span></text:p>
            <text:p text:style-name="a1841" text:class-names="" text:cond-style-name=""><text:span text:style-name="a1840" text:class-names="">0</text:span></text:p>
            <text:p text:style-name="a1843" text:class-names="" text:cond-style-name=""><text:span text:style-name="a1842" text:class-names="">1</text:span></text:p>
            <text:p text:style-name="a1845" text:class-names="" text:cond-style-name=""><text:span text:style-name="a1844" text:class-names="">2</text:span></text:p>
            <text:p text:style-name="a1847" text:class-names="" text:cond-style-name=""><text:span text:style-name="a1846" text:class-names="">3</text:span></text:p>
            <text:p text:style-name="a1849" text:class-names="" text:cond-style-name=""><text:span text:style-name="a1848" text:class-names="">4</text:span></text:p>
            <text:p text:style-name="a1851" text:class-names="" text:cond-style-name=""><text:span text:style-name="a1850" text:class-names="">5</text:span></text:p>
            <text:p text:style-name="a1853" text:class-names="" text:cond-style-name=""><text:span text:style-name="a1852" text:class-names="">6</text:span></text:p>
          </draw:text-box>
          <svg:title/>
          <svg:desc/>
        </draw:frame>
        <draw:frame draw:id="id276" draw:style-name="a1857" draw:name="Szövegdoboz 7" svg:x="3in" svg:y="3.60656in" svg:width="2.2459in" svg:height="0.70684in">
          <draw:text-box>
            <text:p text:style-name="a1856" text:class-names="" text:cond-style-name=""><text:span text:style-name="a1855" text:class-names="">Kiugrik ciklusból, else-ből is</text:span></text:p>
          </draw:text-box>
          <svg:title/>
          <svg:desc/>
        </draw:frame>
        <draw:frame draw:id="id277" draw:style-name="a1860" draw:name="Szövegdoboz 8" svg:x="8.39344in" svg:y="3.20265in" svg:width="4.39344in" svg:height="0.40391in">
          <draw:text-box>
            <text:p text:style-name="a1859" text:class-names="" text:cond-style-name=""><text:span text:style-name="a1858" text:class-names="">Aktuális cikluspont többi részét tolj át</text:span></text:p>
          </draw:text-box>
          <svg:title/>
          <svg:desc/>
        </draw:frame>
        <presentation:notes draw:style-name="a1866">
          <draw:frame draw:id="id278" draw:style-name="a1863" draw:name="Dia számának helye 6" svg:x="4.67953in" svg:y="11.10827in" svg:width="3.5878in" svg:height="0.58425in">
            <draw:text-box>
              <text:p text:style-name="a1862" text:class-names="" text:cond-style-name=""><text:span text:style-name="a1861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79" presentation:style-name="a1864" draw:name="Diakép helye 1">
            <svg:title/>
            <svg:desc/>
          </draw:page-thumbnail>
          <draw:frame draw:id="id280" presentation:style-name="a1865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5" draw:style-name="a1867" draw:master-page-name="Master1-Layout7-blank-Üres" presentation:presentation-page-layout-name="Master1-PPL7" draw:id="Slide-280">
        <draw:frame draw:id="id281" draw:style-name="a1870" draw:name="Szövegdoboz 1" svg:x="2.68583in" svg:y="0.23622in" svg:width="5.89685in" svg:height="0.65866in">
          <draw:text-box>
            <text:p text:style-name="a1869" text:class-names="" text:cond-style-name=""><text:span text:style-name="a1868" text:class-names="">Vezérlési szerkezetek</text:span></text:p>
          </draw:text-box>
          <svg:title/>
          <svg:desc/>
        </draw:frame>
        <draw:frame draw:id="id282" draw:style-name="a1873" draw:name="Szövegdoboz 2" svg:x="4.37008in" svg:y="0.86614in" svg:width="1.10275in" svg:height="0.47402in">
          <draw:text-box>
            <text:p text:style-name="a1872" text:class-names="" text:cond-style-name=""><text:span text:style-name="a1871" text:class-names="">Ciklus</text:span></text:p>
          </draw:text-box>
          <svg:title/>
          <svg:desc/>
        </draw:frame>
        <draw:frame draw:id="id283" draw:style-name="a1894" draw:name="Szövegdoboz 3" svg:x="1.37795in" svg:y="2.3622in" svg:width="3.05945in" svg:height="3.3248in">
          <draw:text-box>
            <text:p text:style-name="a1875" text:class-names="" text:cond-style-name=""><text:span text:style-name="a1874" text:class-names="">&gt;&gt;&gt; x = 23</text:span></text:p>
            <text:p text:style-name="a1877" text:class-names="" text:cond-style-name=""><text:span text:style-name="a1876" text:class-names="">&gt;&gt;&gt; while x &lt; 6:</text:span></text:p>
            <text:p text:style-name="a1879" text:class-names="" text:cond-style-name=""><text:span text:style-name="a1878" text:class-names="">... <text:s text:c="4"/>x = x + 1</text:span></text:p>
            <text:p text:style-name="a1881" text:class-names="" text:cond-style-name=""><text:span text:style-name="a1880" text:class-names="">... else:</text:span></text:p>
            <text:p text:style-name="a1883" text:class-names="" text:cond-style-name=""><text:span text:style-name="a1882" text:class-names="">... <text:s text:c="4"/>print x</text:span></text:p>
            <text:p text:style-name="a1885" text:class-names="" text:cond-style-name=""><text:span text:style-name="a1884" text:class-names="">...</text:span></text:p>
            <text:p text:style-name="a1887" text:class-names="" text:cond-style-name=""><text:span text:style-name="a1886" text:class-names="">23</text:span></text:p>
            <text:p text:style-name="a1889" text:class-names="" text:cond-style-name=""><text:span text:style-name="a1888" text:class-names=""/></text:p>
            <text:p text:style-name="a1891" text:class-names="" text:cond-style-name=""><text:span text:style-name="a1890" text:class-names="">&gt;</text:span></text:p>
            <text:p text:style-name="a1893" text:class-names="" text:cond-style-name=""><text:span text:style-name="a1892" text:class-names=""/></text:p>
          </draw:text-box>
          <svg:title/>
          <svg:desc/>
        </draw:frame>
        <draw:frame draw:id="id284" draw:style-name="a1921" draw:name="Szövegdoboz 4" svg:x="5.90551in" svg:y="1.99331in" svg:width="4.23779in" svg:height="4.30591in">
          <draw:text-box>
            <text:p text:style-name="a1896" text:class-names="" text:cond-style-name=""><text:span text:style-name="a1895" text:class-names="">&gt;&gt;&gt; x = 0</text:span></text:p>
            <text:p text:style-name="a1898" text:class-names="" text:cond-style-name=""><text:span text:style-name="a1897" text:class-names="">&gt;&gt;&gt; while x &lt; 10:</text:span></text:p>
            <text:p text:style-name="a1900" text:class-names="" text:cond-style-name=""><text:span text:style-name="a1899" text:class-names="">... <text:s text:c="4"/>print x</text:span></text:p>
            <text:p text:style-name="a1902" text:class-names="" text:cond-style-name=""><text:span text:style-name="a1901" text:class-names="">... <text:s text:c="4"/>if x &gt; 2:</text:span></text:p>
            <text:p text:style-name="a1904" text:class-names="" text:cond-style-name=""><text:span text:style-name="a1903" text:class-names="">... <text:s text:c="12"/>break</text:span></text:p>
            <text:p text:style-name="a1906" text:class-names="" text:cond-style-name=""><text:span text:style-name="a1905" text:class-names="">... <text:s text:c="4"/>x = x + 1</text:span></text:p>
            <text:p text:style-name="a1908" text:class-names="" text:cond-style-name=""><text:span text:style-name="a1907" text:class-names="">... else:</text:span></text:p>
            <text:p text:style-name="a1910" text:class-names="" text:cond-style-name=""><text:span text:style-name="a1909" text:class-names="">... <text:s text:c="4"/>print "Else ág!"</text:span></text:p>
            <text:p text:style-name="a1912" text:class-names="" text:cond-style-name=""><text:span text:style-name="a1911" text:class-names="">...</text:span></text:p>
            <text:p text:style-name="a1914" text:class-names="" text:cond-style-name=""><text:span text:style-name="a1913" text:class-names="">0</text:span></text:p>
            <text:p text:style-name="a1916" text:class-names="" text:cond-style-name=""><text:span text:style-name="a1915" text:class-names="">1</text:span></text:p>
            <text:p text:style-name="a1918" text:class-names="" text:cond-style-name=""><text:span text:style-name="a1917" text:class-names="">2</text:span></text:p>
            <text:p text:style-name="a1920" text:class-names="" text:cond-style-name=""><text:span text:style-name="a1919" text:class-names="">3</text:span></text:p>
          </draw:text-box>
          <svg:title/>
          <svg:desc/>
        </draw:frame>
        <presentation:notes draw:style-name="a1927">
          <draw:frame draw:id="id285" draw:style-name="a1924" draw:name="Dia számának helye 6" svg:x="4.67953in" svg:y="11.10827in" svg:width="3.5878in" svg:height="0.58425in">
            <draw:text-box>
              <text:p text:style-name="a1923" text:class-names="" text:cond-style-name=""><text:span text:style-name="a1922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86" presentation:style-name="a1925" draw:name="Diakép helye 1">
            <svg:title/>
            <svg:desc/>
          </draw:page-thumbnail>
          <draw:frame draw:id="id287" presentation:style-name="a1926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6" draw:style-name="a1928" draw:master-page-name="Master1-Layout7-blank-Üres" presentation:presentation-page-layout-name="Master1-PPL7" draw:id="Slide-281">
        <draw:frame draw:id="id288" draw:style-name="a1931" draw:name="Szövegdoboz 1" svg:x="2.68583in" svg:y="0.23622in" svg:width="5.89685in" svg:height="0.65866in">
          <draw:text-box>
            <text:p text:style-name="a1930" text:class-names="" text:cond-style-name=""><text:span text:style-name="a1929" text:class-names="">Vezérlési szerkezetek</text:span></text:p>
          </draw:text-box>
          <svg:title/>
          <svg:desc/>
        </draw:frame>
        <draw:frame draw:id="id289" draw:style-name="a1934" draw:name="Szövegdoboz 2" svg:x="4.37008in" svg:y="0.86614in" svg:width="1.10275in" svg:height="0.47402in">
          <draw:text-box>
            <text:p text:style-name="a1933" text:class-names="" text:cond-style-name=""><text:span text:style-name="a1932" text:class-names="">Ciklus</text:span></text:p>
          </draw:text-box>
          <svg:title/>
          <svg:desc/>
        </draw:frame>
        <draw:frame draw:id="id290" draw:style-name="a1937" draw:name="Szövegdoboz 3" svg:x="3.66142in" svg:y="2.15039in" svg:width="2.76929in" svg:height="0.4122in">
          <draw:text-box>
            <text:p text:style-name="a1936" text:class-names="" text:cond-style-name=""><text:span text:style-name="a1935" text:class-names="">„Hátultesztelő ciklus”</text:span></text:p>
          </draw:text-box>
          <svg:title/>
          <svg:desc/>
        </draw:frame>
        <draw:frame draw:id="id291" draw:style-name="a1954" draw:name="Szövegdoboz 4" svg:x="3.18898in" svg:y="3.11024in" svg:width="3.73268in" svg:height="2.68779in">
          <draw:text-box>
            <text:p text:style-name="a1939" text:class-names="" text:cond-style-name=""><text:span text:style-name="a1938" text:class-names="">&gt;&gt;&gt; x = 23</text:span></text:p>
            <text:p text:style-name="a1941" text:class-names="" text:cond-style-name=""><text:span text:style-name="a1940" text:class-names="">&gt;&gt;&gt; while True:</text:span></text:p>
            <text:p text:style-name="a1943" text:class-names="" text:cond-style-name=""><text:span text:style-name="a1942" text:class-names="">... <text:s text:c="4"/>x = x + 1</text:span></text:p>
            <text:p text:style-name="a1945" text:class-names="" text:cond-style-name=""><text:span text:style-name="a1944" text:class-names="">... <text:s text:c="4"/>print x</text:span></text:p>
            <text:p text:style-name="a1947" text:class-names="" text:cond-style-name=""><text:span text:style-name="a1946" text:class-names="">... <text:s text:c="4"/>if x &gt; 6:</text:span></text:p>
            <text:p text:style-name="a1949" text:class-names="" text:cond-style-name=""><text:span text:style-name="a1948" text:class-names="">... <text:s text:c="12"/>break</text:span></text:p>
            <text:p text:style-name="a1951" text:class-names="" text:cond-style-name=""><text:span text:style-name="a1950" text:class-names="">...</text:span></text:p>
            <text:p text:style-name="a1953" text:class-names="" text:cond-style-name=""><text:span text:style-name="a1952" text:class-names=""><text:s text:c="1"/>24</text:span></text:p>
          </draw:text-box>
          <svg:title/>
          <svg:desc/>
        </draw:frame>
        <presentation:notes draw:style-name="a1960">
          <draw:frame draw:id="id292" draw:style-name="a1957" draw:name="Dia számának helye 6" svg:x="4.67953in" svg:y="11.10827in" svg:width="3.5878in" svg:height="0.58425in">
            <draw:text-box>
              <text:p text:style-name="a1956" text:class-names="" text:cond-style-name=""><text:span text:style-name="a1955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93" presentation:style-name="a1958" draw:name="Diakép helye 1">
            <svg:title/>
            <svg:desc/>
          </draw:page-thumbnail>
          <draw:frame draw:id="id294" presentation:style-name="a1959" draw:name="Jegyzetek helye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Címdia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Cím és tartalom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zakaszfejléc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2 tartalomrész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Összehasonlítás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Csak cím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Üres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Tartalomrész képaláírással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Kép képaláírással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Cím és függőleges szöveg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Függőleges cím és szöveg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Alapértelmezett" style:page-layout-name="pageLayout1" draw:style-name="a0">
      <draw:frame draw:id="id0" presentation:style-name="a3" draw:name="Cím hely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zöveg helye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intaszöveg szerkesztés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Második szint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átum hely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Élőláb hely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Dia számának hely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Diakép helye 1">
          <svg:title/>
          <svg:desc/>
        </draw:page-thumbnail>
        <draw:frame draw:id="id6" presentation:style-name="a32" draw:name="Jegyzetek hely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Élőfej hely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átum hely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Élőláb hely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Dia számának hely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Címdia" style:page-layout-name="pageLayout1" draw:style-name="a46">
      <draw:frame draw:id="id11" presentation:style-name="a49" draw:name="Cím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Mintacím szerkesztése</text:span></text:p>
        </draw:text-box>
        <svg:title/>
        <svg:desc/>
      </draw:frame>
      <draw:frame draw:id="id12" presentation:style-name="a52" draw:name="Alcím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Alcím mintájának szerkesztése</text:span></text:p>
        </draw:text-box>
        <svg:title/>
        <svg:desc/>
      </draw:frame>
      <draw:frame draw:id="id13" presentation:style-name="a55" draw:name="Dátum hely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Élőláb hely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Dia számának hely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Diakép helye 1">
          <svg:title/>
          <svg:desc/>
        </draw:page-thumbnail>
        <draw:frame draw:id="id6" presentation:style-name="a65" draw:name="Jegyzetek hely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Élőfej hely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átum hely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Élőláb hely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Dia számának hely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Cím-és-tartalom" style:page-layout-name="pageLayout1" draw:style-name="a79">
      <draw:frame draw:id="id16" presentation:style-name="a82" draw:name="Cím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intacím szerkesztése</text:span></text:p>
        </draw:text-box>
        <svg:title/>
        <svg:desc/>
      </draw:frame>
      <draw:frame draw:id="id17" presentation:style-name="a97" draw:name="Tartalom helye 2" svg:x="0.55118in" svg:y="1.93465in" svg:width="9.92087in" svg:height="4.79528in" presentation:class="object" presentation:placeholder="false">
        <draw:text-box>
          <text:p text:style-name="a84" text:class-names="" text:cond-style-name=""><text:span text:style-name="a83" text:class-names="">Mintaszöveg szerkesztés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Második szint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átum helye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Élőláb helye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Dia számának helye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Diakép helye 1">
          <svg:title/>
          <svg:desc/>
        </draw:page-thumbnail>
        <draw:frame draw:id="id6" presentation:style-name="a110" draw:name="Jegyzetek helye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Élőfej hely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átum hely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Élőláb hely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Dia számának hely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zakaszfejléc" style:page-layout-name="pageLayout1" draw:style-name="a124">
      <draw:frame draw:id="id21" presentation:style-name="a127" draw:name="Cím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Mintacím szerkesztése</text:span></text:p>
        </draw:text-box>
        <svg:title/>
        <svg:desc/>
      </draw:frame>
      <draw:frame draw:id="id22" presentation:style-name="a131" draw:name="Szöveg helye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intaszöveg szerkesztése</text:span></text:p>
            </text:list-item>
          </text:list>
        </draw:text-box>
        <svg:title/>
        <svg:desc/>
      </draw:frame>
      <draw:frame draw:id="id23" presentation:style-name="a134" draw:name="Dátum helye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Élőláb helye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Dia számának helye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Diakép helye 1">
          <svg:title/>
          <svg:desc/>
        </draw:page-thumbnail>
        <draw:frame draw:id="id6" presentation:style-name="a144" draw:name="Jegyzetek helye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Élőfej hely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átum hely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Élőláb hely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Dia számának hely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tartalomrész" style:page-layout-name="pageLayout1" draw:style-name="a158">
      <draw:frame draw:id="id26" presentation:style-name="a161" draw:name="Cím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Mintacím szerkesztése</text:span></text:p>
        </draw:text-box>
        <svg:title/>
        <svg:desc/>
      </draw:frame>
      <draw:frame draw:id="id27" presentation:style-name="a176" draw:name="Tartalom helye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Mintaszöveg szerkesztés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Második szint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Tartalom helye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Mintaszöveg szerkesztés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Második szint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átum helye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Élőláb helye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Dia számának helye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Diakép helye 1">
          <svg:title/>
          <svg:desc/>
        </draw:page-thumbnail>
        <draw:frame draw:id="id6" presentation:style-name="a204" draw:name="Jegyzetek helye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Élőfej hely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átum hely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Élőláb hely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Dia számának hely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Összehasonlítás" style:page-layout-name="pageLayout1" draw:style-name="a218">
      <draw:frame draw:id="id32" presentation:style-name="a221" draw:name="Cím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Mintacím szerkesztése</text:span></text:p>
        </draw:text-box>
        <svg:title/>
        <svg:desc/>
      </draw:frame>
      <draw:frame draw:id="id33" presentation:style-name="a225" draw:name="Szöveg helye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intaszöveg szerkesztése</text:span></text:p>
            </text:list-item>
          </text:list>
        </draw:text-box>
        <svg:title/>
        <svg:desc/>
      </draw:frame>
      <draw:frame draw:id="id34" presentation:style-name="a240" draw:name="Tartalom helye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Mintaszöveg szerkesztés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Második szint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Szöveg helye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intaszöveg szerkesztése</text:span></text:p>
            </text:list-item>
          </text:list>
        </draw:text-box>
        <svg:title/>
        <svg:desc/>
      </draw:frame>
      <draw:frame draw:id="id36" presentation:style-name="a259" draw:name="Tartalom helye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Mintaszöveg szerkesztés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Második szint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átum helye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Élőláb helye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Dia számának helye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Diakép helye 1">
          <svg:title/>
          <svg:desc/>
        </draw:page-thumbnail>
        <draw:frame draw:id="id6" presentation:style-name="a272" draw:name="Jegyzetek helye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Élőfej hely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átum hely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Élőláb hely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Dia számának hely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Csak-cím" style:page-layout-name="pageLayout1" draw:style-name="a286">
      <draw:frame draw:id="id40" presentation:style-name="a289" draw:name="Cím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Mintacím szerkesztése</text:span></text:p>
        </draw:text-box>
        <svg:title/>
        <svg:desc/>
      </draw:frame>
      <draw:frame draw:id="id41" presentation:style-name="a292" draw:name="Dátum helye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Élőláb helye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Dia számának helye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Diakép helye 1">
          <svg:title/>
          <svg:desc/>
        </draw:page-thumbnail>
        <draw:frame draw:id="id6" presentation:style-name="a302" draw:name="Jegyzetek helye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Élőfej hely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átum hely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Élőláb hely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Dia számának hely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Üres" style:page-layout-name="pageLayout1" draw:style-name="a316">
      <draw:frame draw:id="id44" presentation:style-name="a319" draw:name="Dátum helye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Élőláb helye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Dia számának helye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Diakép helye 1">
          <svg:title/>
          <svg:desc/>
        </draw:page-thumbnail>
        <draw:frame draw:id="id6" presentation:style-name="a329" draw:name="Jegyzetek helye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Élőfej hely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átum hely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Élőláb hely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Dia számának hely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Tartalomrész-képaláírással" style:page-layout-name="pageLayout1" draw:style-name="a343">
      <draw:frame draw:id="id47" presentation:style-name="a346" draw:name="Cím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Mintacím szerkesztése</text:span></text:p>
        </draw:text-box>
        <svg:title/>
        <svg:desc/>
      </draw:frame>
      <draw:frame draw:id="id48" presentation:style-name="a361" draw:name="Tartalom helye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Mintaszöveg szerkesztés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Második szint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Szöveg helye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Mintaszöveg szerkesztése</text:span></text:p>
            </text:list-item>
          </text:list>
        </draw:text-box>
        <svg:title/>
        <svg:desc/>
      </draw:frame>
      <draw:frame draw:id="id50" presentation:style-name="a368" draw:name="Dátum helye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Élőláb helye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Dia számának helye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Diakép helye 1">
          <svg:title/>
          <svg:desc/>
        </draw:page-thumbnail>
        <draw:frame draw:id="id6" presentation:style-name="a378" draw:name="Jegyzetek helye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Élőfej hely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átum hely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Élőláb hely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Dia számának hely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Kép-képaláírással" style:page-layout-name="pageLayout1" draw:style-name="a392">
      <draw:frame draw:id="id53" presentation:style-name="a395" draw:name="Cím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Mintacím szerkesztése</text:span></text:p>
        </draw:text-box>
        <svg:title/>
        <svg:desc/>
      </draw:frame>
      <draw:frame draw:id="id54" presentation:style-name="a398" draw:name="Kép helye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Szöveg helye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intaszöveg szerkesztése</text:span></text:p>
            </text:list-item>
          </text:list>
        </draw:text-box>
        <svg:title/>
        <svg:desc/>
      </draw:frame>
      <draw:frame draw:id="id56" presentation:style-name="a405" draw:name="Dátum helye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Élőláb helye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Dia számának helye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Diakép helye 1">
          <svg:title/>
          <svg:desc/>
        </draw:page-thumbnail>
        <draw:frame draw:id="id6" presentation:style-name="a415" draw:name="Jegyzetek helye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Élőfej hely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átum hely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Élőláb hely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Dia számának hely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Cím-és-függőleges-szöveg" style:page-layout-name="pageLayout1" draw:style-name="a429">
      <draw:frame draw:id="id59" presentation:style-name="a432" draw:name="Cím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Mintacím szerkesztése</text:span></text:p>
        </draw:text-box>
        <svg:title/>
        <svg:desc/>
      </draw:frame>
      <draw:frame draw:id="id60" presentation:style-name="a448" draw:name="Függőleges szöveg helye 2" svg:x="0.55118in" svg:y="1.93465in" svg:width="9.92087in" svg:height="4.7952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intaszöveg szerkesztés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Második szint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átum helye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Élőláb helye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Dia számának helye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Diakép helye 1">
          <svg:title/>
          <svg:desc/>
        </draw:page-thumbnail>
        <draw:frame draw:id="id6" presentation:style-name="a461" draw:name="Jegyzetek helye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Élőfej hely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átum hely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Élőláb hely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Dia számának hely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Függőleges-cím-és-szöveg" style:page-layout-name="pageLayout1" draw:style-name="a475">
      <draw:frame draw:id="id64" presentation:style-name="a478" draw:name="Függőleges cím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Mintacím szerkesztése</text:span></text:p>
        </draw:text-box>
        <svg:title/>
        <svg:desc/>
      </draw:frame>
      <draw:frame draw:id="id65" presentation:style-name="a494" draw:name="Függőleges szöveg helye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intaszöveg szerkesztés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Második szint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átum helye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Élőláb helye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Dia számának helye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Diakép helye 1">
          <svg:title/>
          <svg:desc/>
        </draw:page-thumbnail>
        <draw:frame draw:id="id6" presentation:style-name="a507" draw:name="Jegyzetek helye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Élőfej hely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átum hely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Élőláb hely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Dia számának hely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Élőfej hely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átum hely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Élőláb hely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Dia számának hely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bemutató</dc:title>
    <dc:creator>András Emese</dc:creator>
    <meta:creation-date>2010-02-05T18:47:09Z</meta:creation-date>
    <dc:date>2016-02-21T17:49:34Z</dc:date>
    <meta:editing-cycles>91</meta:editing-cycles>
    <meta:editing-duration>PT425196S</meta:editing-duration>
    <meta:user-defined meta:name="Információ 1"/>
    <meta:user-defined meta:name="Információ 2"/>
    <meta:user-defined meta:name="Információ 3"/>
    <meta:user-defined meta:name="Információ 4"/>
    <meta:document-statistic meta:paragraph-count="533" meta:word-count="1749"/>
  </office:meta>
</office:document-meta>
</file>